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9"/>
    <style:style style:name="ce3" style:family="table-cell" style:parent-style-name="Default" style:data-style-name="N120"/>
    <style:style style:name="ce4" style:family="table-cell" style:parent-style-name="Default" style:data-style-name="N2"/>
    <style:style style:name="ce7" style:family="table-cell" style:parent-style-name="Default" style:data-style-name="N138"/>
  </office:automatic-styles>
  <office:body>
    <office:spreadsheet>
      <table:calculation-settings table:automatic-find-labels="false" table:use-regular-expressions="false" table:use-wildcards="true"/>
      <table:table table:name="main_method_benchmark_result_OpenJDK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8" table:default-cell-style-name="ce2"/>
        <table:table-column table:style-name="co9" table:default-cell-style-name="ce4"/>
        <table:table-column table:style-name="co10" table:default-cell-style-name="Default"/>
        <table:table-column table:style-name="co9" table:default-cell-style-name="ce3"/>
        <table:table-column table:style-name="co9" table:number-columns-repeated="2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Planning Rel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Exec Rel</text:p>
          </table:table-cell>
          <table:table-cell table:style-name="Default" office:value-type="string" calcext:value-type="string">
            <text:p>Total-Time</text:p>
          </table:table-cell>
          <table:table-cell table:style-name="Default"/>
          <table:table-cell office:value-type="string" calcext:value-type="string">
            <text:p>Codegen + Comp</text:p>
          </table:table-cell>
          <table:table-cell table:style-name="Default" office:value-type="string" calcext:value-type="string">
            <text:p>Rel</text:p>
          </table:table-cell>
          <table:table-cell/>
          <table:table-cell office:value-type="string" calcext:value-type="string">
            <text:p>DuckDB</text:p>
          </table:table-cell>
          <table:table-cell table:style-name="Default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6.2" calcext:value-type="float">
            <text:p>16.2</text:p>
          </table:table-cell>
          <table:table-cell table:formula="of:=([.D2]/[.J2])" office:value-type="percentage" office:value="0.0531321744834372" calcext:value-type="percentage">
            <text:p>5.3%</text:p>
          </table:table-cell>
          <table:table-cell office:value-type="float" office:value="1" calcext:value-type="float">
            <text:p>1.0</text:p>
          </table:table-cell>
          <table:table-cell office:value-type="float" office:value="40.4" calcext:value-type="float">
            <text:p>40.4</text:p>
          </table:table-cell>
          <table:table-cell office:value-type="float" office:value="230.8" calcext:value-type="float">
            <text:p>230.8</text:p>
          </table:table-cell>
          <table:table-cell table:formula="of:=[.H2]/[.J2]" office:value-type="percentage" office:value="0.75696949819613" calcext:value-type="percentage">
            <text:p>75.7%</text:p>
          </table:table-cell>
          <table:table-cell office:value-type="float" office:value="304.9" calcext:value-type="float">
            <text:p>304.9</text:p>
          </table:table-cell>
          <table:table-cell table:formula="of:=(MIN([.J2:.J3])-MAX([.J2:.J3]))/MAX([.J2:.J3])" office:value-type="float" office:value="-0.255978526110298" calcext:value-type="float">
            <text:p>-0.26</text:p>
          </table:table-cell>
          <table:table-cell table:formula="of:=[.F2]+[.G2]" office:value-type="float" office:value="41.4" calcext:value-type="float">
            <text:p>41.4</text:p>
          </table:table-cell>
          <table:table-cell table:formula="of:=[.L2]/[.J2]" office:value-type="percentage" office:value="0.135782223679895" calcext:value-type="percentage">
            <text:p>13.6%</text:p>
          </table:table-cell>
          <table:table-cell/>
          <table:table-cell office:value-type="float" office:value="403.2" calcext:value-type="float">
            <text:p>403.2</text:p>
          </table:table-cell>
          <table:table-cell table:formula="of:=[.J2]/[.O2]" office:value-type="float" office:value="0.756200396825397" calcext:value-type="float">
            <text:p>0.76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4.5" calcext:value-type="float">
            <text:p>14.5</text:p>
          </table:table-cell>
          <table:table-cell table:formula="of:=([.D3]/[.J3])" office:value-type="percentage" office:value="0.0353831137140068" calcext:value-type="percentage">
            <text:p>3.5%</text:p>
          </table:table-cell>
          <table:table-cell office:value-type="float" office:value="1" calcext:value-type="float">
            <text:p>1.0</text:p>
          </table:table-cell>
          <table:table-cell office:value-type="float" office:value="40.5" calcext:value-type="float">
            <text:p>40.5</text:p>
          </table:table-cell>
          <table:table-cell office:value-type="float" office:value="337.3" calcext:value-type="float">
            <text:p>337.3</text:p>
          </table:table-cell>
          <table:table-cell table:formula="of:=[.H3]/[.J3]" office:value-type="percentage" office:value="0.823084431429966" calcext:value-type="percentage">
            <text:p>82.3%</text:p>
          </table:table-cell>
          <table:table-cell office:value-type="float" office:value="409.8" calcext:value-type="float">
            <text:p>409.8</text:p>
          </table:table-cell>
          <table:table-cell/>
          <table:table-cell table:formula="of:=[.F3]+[.G3]" office:value-type="float" office:value="41.5" calcext:value-type="float">
            <text:p>41.5</text:p>
          </table:table-cell>
          <table:table-cell table:formula="of:=[.L3]/[.J3]" office:value-type="percentage" office:value="0.101268911664226" calcext:value-type="percentage">
            <text:p>10.1%</text:p>
          </table:table-cell>
          <table:table-cell/>
          <table:table-cell office:value-type="float" office:value="403.2" calcext:value-type="float">
            <text:p>403.2</text:p>
          </table:table-cell>
          <table:table-cell table:formula="of:=[.J3]/[.O3]" office:value-type="float" office:value="1.01636904761905" calcext:value-type="float">
            <text:p>1.0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6.8" calcext:value-type="float">
            <text:p>16.8</text:p>
          </table:table-cell>
          <table:table-cell table:formula="of:=([.D4]/[.J4])" office:value-type="percentage" office:value="0.0590925079141752" calcext:value-type="percentage">
            <text:p>5.9%</text:p>
          </table:table-cell>
          <table:table-cell office:value-type="float" office:value="1.7" calcext:value-type="float">
            <text:p>1.7</text:p>
          </table:table-cell>
          <table:table-cell office:value-type="float" office:value="43.4" calcext:value-type="float">
            <text:p>43.4</text:p>
          </table:table-cell>
          <table:table-cell office:value-type="float" office:value="205.8" calcext:value-type="float">
            <text:p>205.8</text:p>
          </table:table-cell>
          <table:table-cell table:formula="of:=[.H4]/[.J4]" office:value-type="percentage" office:value="0.723883221948646" calcext:value-type="percentage">
            <text:p>72.4%</text:p>
          </table:table-cell>
          <table:table-cell office:value-type="float" office:value="284.3" calcext:value-type="float">
            <text:p>284.3</text:p>
          </table:table-cell>
          <table:table-cell table:formula="of:=(MIN([.J4:.J5])-MAX([.J4:.J5]))/MAX([.J4:.J5])" office:value-type="float" office:value="-0.0573338023214914" calcext:value-type="float">
            <text:p>-0.06</text:p>
          </table:table-cell>
          <table:table-cell table:formula="of:=[.F4]+[.G4]" office:value-type="float" office:value="45.1" calcext:value-type="float">
            <text:p>45.1</text:p>
          </table:table-cell>
          <table:table-cell table:formula="of:=[.L4]/[.J4]" office:value-type="percentage" office:value="0.158635244460077" calcext:value-type="percentage">
            <text:p>15.9%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J4]/[.O4]" office:value-type="float" office:value="1.29817351598174" calcext:value-type="float">
            <text:p>1.30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5.3" calcext:value-type="float">
            <text:p>15.3</text:p>
          </table:table-cell>
          <table:table-cell table:formula="of:=([.D5]/[.J5])" office:value-type="percentage" office:value="0.057089552238806" calcext:value-type="percentage">
            <text:p>5.7%</text:p>
          </table:table-cell>
          <table:table-cell office:value-type="float" office:value="1.2" calcext:value-type="float">
            <text:p>1.2</text:p>
          </table:table-cell>
          <table:table-cell office:value-type="float" office:value="43.3" calcext:value-type="float">
            <text:p>43.3</text:p>
          </table:table-cell>
          <table:table-cell office:value-type="float" office:value="191.8" calcext:value-type="float">
            <text:p>191.8</text:p>
          </table:table-cell>
          <table:table-cell table:formula="of:=[.H5]/[.J5]" office:value-type="percentage" office:value="0.715671641791045" calcext:value-type="percentage">
            <text:p>71.6%</text:p>
          </table:table-cell>
          <table:table-cell office:value-type="float" office:value="268" calcext:value-type="float">
            <text:p>268.0</text:p>
          </table:table-cell>
          <table:table-cell/>
          <table:table-cell table:formula="of:=[.F5]+[.G5]" office:value-type="float" office:value="44.5" calcext:value-type="float">
            <text:p>44.5</text:p>
          </table:table-cell>
          <table:table-cell table:formula="of:=[.L5]/[.J5]" office:value-type="percentage" office:value="0.166044776119403" calcext:value-type="percentage">
            <text:p>16.6%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J5]/[.O5]" office:value-type="float" office:value="1.22374429223744" calcext:value-type="float">
            <text:p>1.22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5.2" calcext:value-type="float">
            <text:p>15.2</text:p>
          </table:table-cell>
          <table:table-cell table:formula="of:=([.D6]/[.J6])" office:value-type="percentage" office:value="0.0994113799869195" calcext:value-type="percentage">
            <text:p>9.9%</text:p>
          </table:table-cell>
          <table:table-cell office:value-type="float" office:value="1.4" calcext:value-type="float">
            <text:p>1.4</text:p>
          </table:table-cell>
          <table:table-cell office:value-type="float" office:value="38.8" calcext:value-type="float">
            <text:p>38.8</text:p>
          </table:table-cell>
          <table:table-cell office:value-type="float" office:value="81.2" calcext:value-type="float">
            <text:p>81.2</text:p>
          </table:table-cell>
          <table:table-cell table:formula="of:=[.H6]/[.J6]" office:value-type="percentage" office:value="0.531066056245912" calcext:value-type="percentage">
            <text:p>53.1%</text:p>
          </table:table-cell>
          <table:table-cell office:value-type="float" office:value="152.9" calcext:value-type="float">
            <text:p>152.9</text:p>
          </table:table-cell>
          <table:table-cell table:formula="of:=(MIN([.J6:.J7])-MAX([.J6:.J7]))/MAX([.J6:.J7])" office:value-type="float" office:value="-0.0431654676258992" calcext:value-type="float">
            <text:p>-0.04</text:p>
          </table:table-cell>
          <table:table-cell table:formula="of:=[.F6]+[.G6]" office:value-type="float" office:value="40.2" calcext:value-type="float">
            <text:p>40.2</text:p>
          </table:table-cell>
          <table:table-cell table:formula="of:=[.L6]/[.J6]" office:value-type="percentage" office:value="0.262916939175932" calcext:value-type="percentage">
            <text:p>26.3%</text:p>
          </table:table-cell>
          <table:table-cell/>
          <table:table-cell office:value-type="float" office:value="22.6" calcext:value-type="float">
            <text:p>22.6</text:p>
          </table:table-cell>
          <table:table-cell table:formula="of:=[.J6]/[.O6]" office:value-type="float" office:value="6.76548672566372" calcext:value-type="float">
            <text:p>6.7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3.8" calcext:value-type="float">
            <text:p>13.8</text:p>
          </table:table-cell>
          <table:table-cell table:formula="of:=([.D7]/[.J7])" office:value-type="percentage" office:value="0.0943267259056733" calcext:value-type="percentage">
            <text:p>9.4%</text:p>
          </table:table-cell>
          <table:table-cell office:value-type="float" office:value="0.9" calcext:value-type="float">
            <text:p>0.9</text:p>
          </table:table-cell>
          <table:table-cell office:value-type="float" office:value="38.6" calcext:value-type="float">
            <text:p>38.6</text:p>
          </table:table-cell>
          <table:table-cell office:value-type="float" office:value="76.8" calcext:value-type="float">
            <text:p>76.8</text:p>
          </table:table-cell>
          <table:table-cell table:formula="of:=[.H7]/[.J7]" office:value-type="percentage" office:value="0.524948735475051" calcext:value-type="percentage">
            <text:p>52.5%</text:p>
          </table:table-cell>
          <table:table-cell office:value-type="float" office:value="146.3" calcext:value-type="float">
            <text:p>146.3</text:p>
          </table:table-cell>
          <table:table-cell/>
          <table:table-cell table:formula="of:=[.F7]+[.G7]" office:value-type="float" office:value="39.5" calcext:value-type="float">
            <text:p>39.5</text:p>
          </table:table-cell>
          <table:table-cell table:formula="of:=[.L7]/[.J7]" office:value-type="percentage" office:value="0.269993164730007" calcext:value-type="percentage">
            <text:p>27.0%</text:p>
          </table:table-cell>
          <table:table-cell/>
          <table:table-cell office:value-type="float" office:value="22.6" calcext:value-type="float">
            <text:p>22.6</text:p>
          </table:table-cell>
          <table:table-cell table:formula="of:=[.J7]/[.O7]" office:value-type="float" office:value="6.47345132743363" calcext:value-type="float">
            <text:p>6.4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7.3" calcext:value-type="float">
            <text:p>17.3</text:p>
          </table:table-cell>
          <table:table-cell table:formula="of:=([.D8]/[.J8])" office:value-type="percentage" office:value="0.0416165503969209" calcext:value-type="percentage">
            <text:p>4.2%</text:p>
          </table:table-cell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 office:value-type="float" office:value="335.1" calcext:value-type="float">
            <text:p>335.1</text:p>
          </table:table-cell>
          <table:table-cell table:formula="of:=[.H8]/[.J8]" office:value-type="percentage" office:value="0.806110175607409" calcext:value-type="percentage">
            <text:p>80.6%</text:p>
          </table:table-cell>
          <table:table-cell office:value-type="float" office:value="415.7" calcext:value-type="float">
            <text:p>415.7</text:p>
          </table:table-cell>
          <table:table-cell table:formula="of:=(MIN([.J8:.J9])-MAX([.J8:.J9]))/MAX([.J8:.J9])" office:value-type="float" office:value="-0.00740210124164284" calcext:value-type="float">
            <text:p>-0.01</text:p>
          </table:table-cell>
          <table:table-cell table:formula="of:=[.F8]+[.G8]" office:value-type="float" office:value="47" calcext:value-type="float">
            <text:p>47</text:p>
          </table:table-cell>
          <table:table-cell table:formula="of:=[.L8]/[.J8]" office:value-type="percentage" office:value="0.113062304546548" calcext:value-type="percentage">
            <text:p>11.3%</text:p>
          </table:table-cell>
          <table:table-cell/>
          <table:table-cell office:value-type="float" office:value="226.3" calcext:value-type="float">
            <text:p>226.3</text:p>
          </table:table-cell>
          <table:table-cell table:formula="of:=[.J8]/[.O8]" office:value-type="float" office:value="1.83694211224039" calcext:value-type="float">
            <text:p>1.8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5.7" calcext:value-type="float">
            <text:p>15.7</text:p>
          </table:table-cell>
          <table:table-cell table:formula="of:=([.D9]/[.J9])" office:value-type="percentage" office:value="0.0374880611270296" calcext:value-type="percentage">
            <text:p>3.7%</text:p>
          </table:table-cell>
          <table:table-cell office:value-type="float" office:value="1.4" calcext:value-type="float">
            <text:p>1.4</text:p>
          </table:table-cell>
          <table:table-cell office:value-type="float" office:value="47.4" calcext:value-type="float">
            <text:p>47.4</text:p>
          </table:table-cell>
          <table:table-cell office:value-type="float" office:value="337.9" calcext:value-type="float">
            <text:p>337.9</text:p>
          </table:table-cell>
          <table:table-cell table:formula="of:=[.H9]/[.J9]" office:value-type="percentage" office:value="0.806829035339064" calcext:value-type="percentage">
            <text:p>80.7%</text:p>
          </table:table-cell>
          <table:table-cell office:value-type="float" office:value="418.8" calcext:value-type="float">
            <text:p>418.8</text:p>
          </table:table-cell>
          <table:table-cell/>
          <table:table-cell table:formula="of:=[.F9]+[.G9]" office:value-type="float" office:value="48.8" calcext:value-type="float">
            <text:p>48.8</text:p>
          </table:table-cell>
          <table:table-cell table:formula="of:=[.L9]/[.J9]" office:value-type="percentage" office:value="0.116523400191022" calcext:value-type="percentage">
            <text:p>11.7%</text:p>
          </table:table-cell>
          <table:table-cell/>
          <table:table-cell office:value-type="float" office:value="226.3" calcext:value-type="float">
            <text:p>226.3</text:p>
          </table:table-cell>
          <table:table-cell table:formula="of:=[.J9]/[.O9]" office:value-type="float" office:value="1.85064074237738" calcext:value-type="float">
            <text:p>1.85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2.3" calcext:value-type="float">
            <text:p>12.3</text:p>
          </table:table-cell>
          <table:table-cell table:formula="of:=([.D10]/[.J10])" office:value-type="percentage" office:value="0.0653212958045672" calcext:value-type="percentage">
            <text:p>6.5%</text:p>
          </table:table-cell>
          <table:table-cell office:value-type="float" office:value="1.5" calcext:value-type="float">
            <text:p>1.5</text:p>
          </table:table-cell>
          <table:table-cell office:value-type="float" office:value="38.8" calcext:value-type="float">
            <text:p>38.8</text:p>
          </table:table-cell>
          <table:table-cell office:value-type="float" office:value="119.3" calcext:value-type="float">
            <text:p>119.3</text:p>
          </table:table-cell>
          <table:table-cell table:formula="of:=[.H10]/[.J10]" office:value-type="percentage" office:value="0.633563462559745" calcext:value-type="percentage">
            <text:p>63.4%</text:p>
          </table:table-cell>
          <table:table-cell office:value-type="float" office:value="188.3" calcext:value-type="float">
            <text:p>188.3</text:p>
          </table:table-cell>
          <table:table-cell table:formula="of:=(MIN([.J10:.J11])-MAX([.J10:.J11]))/MAX([.J10:.J11])" office:value-type="float" office:value="-0.123207647371216" calcext:value-type="float">
            <text:p>-0.12</text:p>
          </table:table-cell>
          <table:table-cell table:formula="of:=[.F10]+[.G10]" office:value-type="float" office:value="40.3" calcext:value-type="float">
            <text:p>40.3</text:p>
          </table:table-cell>
          <table:table-cell table:formula="of:=[.L10]/[.J10]" office:value-type="percentage" office:value="0.214020180562931" calcext:value-type="percentage">
            <text:p>21.4%</text:p>
          </table:table-cell>
          <table:table-cell/>
          <table:table-cell office:value-type="float" office:value="41.3" calcext:value-type="float">
            <text:p>41.3</text:p>
          </table:table-cell>
          <table:table-cell table:formula="of:=[.J10]/[.O10]" office:value-type="float" office:value="4.55932203389831" calcext:value-type="float">
            <text:p>4.56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.8" calcext:value-type="float">
            <text:p>10.8</text:p>
          </table:table-cell>
          <table:table-cell table:formula="of:=([.D11]/[.J11])" office:value-type="percentage" office:value="0.0654149000605694" calcext:value-type="percentage">
            <text:p>6.5%</text:p>
          </table:table-cell>
          <table:table-cell office:value-type="float" office:value="1" calcext:value-type="float">
            <text:p>1.0</text:p>
          </table:table-cell>
          <table:table-cell office:value-type="float" office:value="39.2" calcext:value-type="float">
            <text:p>39.2</text:p>
          </table:table-cell>
          <table:table-cell office:value-type="float" office:value="97.7" calcext:value-type="float">
            <text:p>97.7</text:p>
          </table:table-cell>
          <table:table-cell table:formula="of:=[.H11]/[.J11]" office:value-type="percentage" office:value="0.591762568140521" calcext:value-type="percentage">
            <text:p>59.2%</text:p>
          </table:table-cell>
          <table:table-cell office:value-type="float" office:value="165.1" calcext:value-type="float">
            <text:p>165.1</text:p>
          </table:table-cell>
          <table:table-cell/>
          <table:table-cell table:formula="of:=[.F11]+[.G11]" office:value-type="float" office:value="40.2" calcext:value-type="float">
            <text:p>40.2</text:p>
          </table:table-cell>
          <table:table-cell table:formula="of:=[.L11]/[.J11]" office:value-type="percentage" office:value="0.243488794669897" calcext:value-type="percentage">
            <text:p>24.3%</text:p>
          </table:table-cell>
          <table:table-cell/>
          <table:table-cell office:value-type="float" office:value="41.3" calcext:value-type="float">
            <text:p>41.3</text:p>
          </table:table-cell>
          <table:table-cell table:formula="of:=[.J11]/[.O11]" office:value-type="float" office:value="3.99757869249395" calcext:value-type="float">
            <text:p>4.00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1.6" calcext:value-type="float">
            <text:p>11.6</text:p>
          </table:table-cell>
          <table:table-cell table:formula="of:=([.D12]/[.J12])" office:value-type="percentage" office:value="0.0774365821094793" calcext:value-type="percentage">
            <text:p>7.7%</text:p>
          </table:table-cell>
          <table:table-cell office:value-type="float" office:value="1.4" calcext:value-type="float">
            <text:p>1.4</text:p>
          </table:table-cell>
          <table:table-cell office:value-type="float" office:value="38.5" calcext:value-type="float">
            <text:p>38.5</text:p>
          </table:table-cell>
          <table:table-cell office:value-type="float" office:value="81.9" calcext:value-type="float">
            <text:p>81.9</text:p>
          </table:table-cell>
          <table:table-cell table:formula="of:=[.H12]/[.J12]" office:value-type="percentage" office:value="0.546728971962617" calcext:value-type="percentage">
            <text:p>54.7%</text:p>
          </table:table-cell>
          <table:table-cell office:value-type="float" office:value="149.8" calcext:value-type="float">
            <text:p>149.8</text:p>
          </table:table-cell>
          <table:table-cell table:formula="of:=(MIN([.J12:.J13])-MAX([.J12:.J13]))/MAX([.J12:.J13])" office:value-type="float" office:value="-0.105137395459976" calcext:value-type="float">
            <text:p>-0.11</text:p>
          </table:table-cell>
          <table:table-cell table:formula="of:=[.F12]+[.G12]" office:value-type="float" office:value="39.9" calcext:value-type="float">
            <text:p>39.9</text:p>
          </table:table-cell>
          <table:table-cell table:formula="of:=[.L12]/[.J12]" office:value-type="percentage" office:value="0.266355140186916" calcext:value-type="percentage">
            <text:p>26.6%</text:p>
          </table:table-cell>
          <table:table-cell/>
          <table:table-cell office:value-type="float" office:value="27.5" calcext:value-type="float">
            <text:p>27.5</text:p>
          </table:table-cell>
          <table:table-cell table:formula="of:=[.J12]/[.O12]" office:value-type="float" office:value="5.44727272727273" calcext:value-type="float">
            <text:p>5.45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.8" calcext:value-type="float">
            <text:p>10.8</text:p>
          </table:table-cell>
          <table:table-cell table:formula="of:=([.D13]/[.J13])" office:value-type="percentage" office:value="0.0645161290322581" calcext:value-type="percentage">
            <text:p>6.5%</text:p>
          </table:table-cell>
          <table:table-cell office:value-type="float" office:value="1" calcext:value-type="float">
            <text:p>1.0</text:p>
          </table:table-cell>
          <table:table-cell office:value-type="float" office:value="39.6" calcext:value-type="float">
            <text:p>39.6</text:p>
          </table:table-cell>
          <table:table-cell office:value-type="float" office:value="99.8" calcext:value-type="float">
            <text:p>99.8</text:p>
          </table:table-cell>
          <table:table-cell table:formula="of:=[.H13]/[.J13]" office:value-type="percentage" office:value="0.596176821983274" calcext:value-type="percentage">
            <text:p>59.6%</text:p>
          </table:table-cell>
          <table:table-cell office:value-type="float" office:value="167.4" calcext:value-type="float">
            <text:p>167.4</text:p>
          </table:table-cell>
          <table:table-cell/>
          <table:table-cell table:formula="of:=[.F13]+[.G13]" office:value-type="float" office:value="40.6" calcext:value-type="float">
            <text:p>40.6</text:p>
          </table:table-cell>
          <table:table-cell table:formula="of:=[.L13]/[.J13]" office:value-type="percentage" office:value="0.242532855436081" calcext:value-type="percentage">
            <text:p>24.3%</text:p>
          </table:table-cell>
          <table:table-cell/>
          <table:table-cell office:value-type="float" office:value="27.5" calcext:value-type="float">
            <text:p>27.5</text:p>
          </table:table-cell>
          <table:table-cell table:formula="of:=[.J13]/[.O13]" office:value-type="float" office:value="6.08727272727273" calcext:value-type="float">
            <text:p>6.09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2.3" calcext:value-type="float">
            <text:p>12.3</text:p>
          </table:table-cell>
          <table:table-cell table:formula="of:=([.D14]/[.J14])" office:value-type="percentage" office:value="0.0799739921976593" calcext:value-type="percentage">
            <text:p>8.0%</text:p>
          </table:table-cell>
          <table:table-cell office:value-type="float" office:value="1.6" calcext:value-type="float">
            <text:p>1.6</text:p>
          </table:table-cell>
          <table:table-cell office:value-type="float" office:value="39.2" calcext:value-type="float">
            <text:p>39.2</text:p>
          </table:table-cell>
          <table:table-cell office:value-type="float" office:value="84.3" calcext:value-type="float">
            <text:p>84.3</text:p>
          </table:table-cell>
          <table:table-cell table:formula="of:=[.H14]/[.J14]" office:value-type="percentage" office:value="0.548114434330299" calcext:value-type="percentage">
            <text:p>54.8%</text:p>
          </table:table-cell>
          <table:table-cell office:value-type="float" office:value="153.8" calcext:value-type="float">
            <text:p>153.8</text:p>
          </table:table-cell>
          <table:table-cell table:formula="of:=(MIN([.J14:.J15])-MAX([.J14:.J15]))/MAX([.J14:.J15])" office:value-type="float" office:value="-0.096887844979448" calcext:value-type="float">
            <text:p>-0.10</text:p>
          </table:table-cell>
          <table:table-cell table:formula="of:=[.F14]+[.G14]" office:value-type="float" office:value="40.8" calcext:value-type="float">
            <text:p>40.8</text:p>
          </table:table-cell>
          <table:table-cell table:formula="of:=[.L14]/[.J14]" office:value-type="percentage" office:value="0.265279583875163" calcext:value-type="percentage">
            <text:p>26.5%</text:p>
          </table:table-cell>
          <table:table-cell/>
          <table:table-cell office:value-type="float" office:value="28.4" calcext:value-type="float">
            <text:p>28.4</text:p>
          </table:table-cell>
          <table:table-cell table:formula="of:=[.J14]/[.O14]" office:value-type="float" office:value="5.41549295774648" calcext:value-type="float">
            <text:p>5.42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.9" calcext:value-type="float">
            <text:p>10.9</text:p>
          </table:table-cell>
          <table:table-cell table:formula="of:=([.D15]/[.J15])" office:value-type="percentage" office:value="0.0640046975924839" calcext:value-type="percentage">
            <text:p>6.4%</text:p>
          </table:table-cell>
          <table:table-cell office:value-type="float" office:value="1" calcext:value-type="float">
            <text:p>1.0</text:p>
          </table:table-cell>
          <table:table-cell office:value-type="float" office:value="39.9" calcext:value-type="float">
            <text:p>39.9</text:p>
          </table:table-cell>
          <table:table-cell office:value-type="float" office:value="101.9" calcext:value-type="float">
            <text:p>101.9</text:p>
          </table:table-cell>
          <table:table-cell table:formula="of:=[.H15]/[.J15]" office:value-type="percentage" office:value="0.598355842630652" calcext:value-type="percentage">
            <text:p>59.8%</text:p>
          </table:table-cell>
          <table:table-cell office:value-type="float" office:value="170.3" calcext:value-type="float">
            <text:p>170.3</text:p>
          </table:table-cell>
          <table:table-cell/>
          <table:table-cell table:formula="of:=[.F15]+[.G15]" office:value-type="float" office:value="40.9" calcext:value-type="float">
            <text:p>40.9</text:p>
          </table:table-cell>
          <table:table-cell table:formula="of:=[.L15]/[.J15]" office:value-type="percentage" office:value="0.240164415736935" calcext:value-type="percentage">
            <text:p>24.0%</text:p>
          </table:table-cell>
          <table:table-cell/>
          <table:table-cell office:value-type="float" office:value="28.4" calcext:value-type="float">
            <text:p>28.4</text:p>
          </table:table-cell>
          <table:table-cell table:formula="of:=[.J15]/[.O15]" office:value-type="float" office:value="5.99647887323944" calcext:value-type="float">
            <text:p>6.00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2.5" calcext:value-type="float">
            <text:p>12.5</text:p>
          </table:table-cell>
          <table:table-cell table:formula="of:=([.D16]/[.J16])" office:value-type="percentage" office:value="0.0492125984251969" calcext:value-type="percentage">
            <text:p>4.9%</text:p>
          </table:table-cell>
          <table:table-cell office:value-type="float" office:value="1.7" calcext:value-type="float">
            <text:p>1.7</text:p>
          </table:table-cell>
          <table:table-cell office:value-type="float" office:value="43.6" calcext:value-type="float">
            <text:p>43.6</text:p>
          </table:table-cell>
          <table:table-cell office:value-type="float" office:value="179.9" calcext:value-type="float">
            <text:p>179.9</text:p>
          </table:table-cell>
          <table:table-cell table:formula="of:=[.H16]/[.J16]" office:value-type="percentage" office:value="0.708267716535433" calcext:value-type="percentage">
            <text:p>70.8%</text:p>
          </table:table-cell>
          <table:table-cell office:value-type="float" office:value="254" calcext:value-type="float">
            <text:p>254.0</text:p>
          </table:table-cell>
          <table:table-cell table:formula="of:=(MIN([.J16:.J17])-MAX([.J16:.J17]))/MAX([.J16:.J17])" office:value-type="float" office:value="-0.179851469163707" calcext:value-type="float">
            <text:p>-0.18</text:p>
          </table:table-cell>
          <table:table-cell table:formula="of:=[.F16]+[.G16]" office:value-type="float" office:value="45.3" calcext:value-type="float">
            <text:p>45.3</text:p>
          </table:table-cell>
          <table:table-cell table:formula="of:=[.L16]/[.J16]" office:value-type="percentage" office:value="0.178346456692913" calcext:value-type="percentage">
            <text:p>17.8%</text:p>
          </table:table-cell>
          <table:table-cell/>
          <table:table-cell office:value-type="float" office:value="202.1" calcext:value-type="float">
            <text:p>202.1</text:p>
          </table:table-cell>
          <table:table-cell table:formula="of:=[.J16]/[.O16]" office:value-type="float" office:value="1.25680356259278" calcext:value-type="float">
            <text:p>1.26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1.6" calcext:value-type="float">
            <text:p>11.6</text:p>
          </table:table-cell>
          <table:table-cell table:formula="of:=([.D17]/[.J17])" office:value-type="percentage" office:value="0.0374556021956732" calcext:value-type="percentage">
            <text:p>3.7%</text:p>
          </table:table-cell>
          <table:table-cell office:value-type="float" office:value="1.3" calcext:value-type="float">
            <text:p>1.3</text:p>
          </table:table-cell>
          <table:table-cell office:value-type="float" office:value="44.8" calcext:value-type="float">
            <text:p>44.8</text:p>
          </table:table-cell>
          <table:table-cell office:value-type="float" office:value="235.6" calcext:value-type="float">
            <text:p>235.6</text:p>
          </table:table-cell>
          <table:table-cell table:formula="of:=[.H17]/[.J17]" office:value-type="percentage" office:value="0.760736196319019" calcext:value-type="percentage">
            <text:p>76.1%</text:p>
          </table:table-cell>
          <table:table-cell office:value-type="float" office:value="309.7" calcext:value-type="float">
            <text:p>309.7</text:p>
          </table:table-cell>
          <table:table-cell/>
          <table:table-cell table:formula="of:=[.F17]+[.G17]" office:value-type="float" office:value="46.1" calcext:value-type="float">
            <text:p>46.1</text:p>
          </table:table-cell>
          <table:table-cell table:formula="of:=[.L17]/[.J17]" office:value-type="percentage" office:value="0.148853729415563" calcext:value-type="percentage">
            <text:p>14.9%</text:p>
          </table:table-cell>
          <table:table-cell/>
          <table:table-cell office:value-type="float" office:value="202.1" calcext:value-type="float">
            <text:p>202.1</text:p>
          </table:table-cell>
          <table:table-cell table:formula="of:=[.J17]/[.O17]" office:value-type="float" office:value="1.53240969816922" calcext:value-type="float">
            <text:p>1.53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2.9" calcext:value-type="float">
            <text:p>12.9</text:p>
          </table:table-cell>
          <table:table-cell table:formula="of:=([.D18]/[.J18])" office:value-type="percentage" office:value="0.0608203677510608" calcext:value-type="percentage">
            <text:p>6.1%</text:p>
          </table:table-cell>
          <table:table-cell office:value-type="float" office:value="1.8" calcext:value-type="float">
            <text:p>1.8</text:p>
          </table:table-cell>
          <table:table-cell office:value-type="float" office:value="44.3" calcext:value-type="float">
            <text:p>44.3</text:p>
          </table:table-cell>
          <table:table-cell office:value-type="float" office:value="136.5" calcext:value-type="float">
            <text:p>136.5</text:p>
          </table:table-cell>
          <table:table-cell table:formula="of:=[.H18]/[.J18]" office:value-type="percentage" office:value="0.643564356435644" calcext:value-type="percentage">
            <text:p>64.4%</text:p>
          </table:table-cell>
          <table:table-cell office:value-type="float" office:value="212.1" calcext:value-type="float">
            <text:p>212.1</text:p>
          </table:table-cell>
          <table:table-cell table:formula="of:=(MIN([.J18:.J19])-MAX([.J18:.J19]))/MAX([.J18:.J19])" office:value-type="float" office:value="-0.166928515318146" calcext:value-type="float">
            <text:p>-0.17</text:p>
          </table:table-cell>
          <table:table-cell table:formula="of:=[.F18]+[.G18]" office:value-type="float" office:value="46.1" calcext:value-type="float">
            <text:p>46.1</text:p>
          </table:table-cell>
          <table:table-cell table:formula="of:=[.L18]/[.J18]" office:value-type="percentage" office:value="0.217350306459217" calcext:value-type="percentage">
            <text:p>21.7%</text:p>
          </table:table-cell>
          <table:table-cell/>
          <table:table-cell office:value-type="float" office:value="212.6" calcext:value-type="float">
            <text:p>212.6</text:p>
          </table:table-cell>
          <table:table-cell table:formula="of:=[.J18]/[.O18]" office:value-type="float" office:value="0.997648165569144" calcext:value-type="float">
            <text:p>1.00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1.6" calcext:value-type="float">
            <text:p>11.6</text:p>
          </table:table-cell>
          <table:table-cell table:formula="of:=([.D19]/[.J19])" office:value-type="percentage" office:value="0.0455616653574234" calcext:value-type="percentage">
            <text:p>4.6%</text:p>
          </table:table-cell>
          <table:table-cell office:value-type="float" office:value="1.3" calcext:value-type="float">
            <text:p>1.3</text:p>
          </table:table-cell>
          <table:table-cell office:value-type="float" office:value="44.5" calcext:value-type="float">
            <text:p>44.5</text:p>
          </table:table-cell>
          <table:table-cell office:value-type="float" office:value="180.8" calcext:value-type="float">
            <text:p>180.8</text:p>
          </table:table-cell>
          <table:table-cell table:formula="of:=[.H19]/[.J19]" office:value-type="percentage" office:value="0.710133542812255" calcext:value-type="percentage">
            <text:p>71.0%</text:p>
          </table:table-cell>
          <table:table-cell office:value-type="float" office:value="254.6" calcext:value-type="float">
            <text:p>254.6</text:p>
          </table:table-cell>
          <table:table-cell/>
          <table:table-cell table:formula="of:=[.F19]+[.G19]" office:value-type="float" office:value="45.8" calcext:value-type="float">
            <text:p>45.8</text:p>
          </table:table-cell>
          <table:table-cell table:formula="of:=[.L19]/[.J19]" office:value-type="percentage" office:value="0.179890023566379" calcext:value-type="percentage">
            <text:p>18.0%</text:p>
          </table:table-cell>
          <table:table-cell/>
          <table:table-cell office:value-type="float" office:value="212.6" calcext:value-type="float">
            <text:p>212.6</text:p>
          </table:table-cell>
          <table:table-cell table:formula="of:=[.J19]/[.O19]" office:value-type="float" office:value="1.19755409219191" calcext:value-type="float">
            <text:p>1.20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3.2" calcext:value-type="float">
            <text:p>13.2</text:p>
          </table:table-cell>
          <table:table-cell table:formula="of:=([.D20]/[.J20])" office:value-type="percentage" office:value="0.0361149110807114" calcext:value-type="percentage">
            <text:p>3.6%</text:p>
          </table:table-cell>
          <table:table-cell office:value-type="float" office:value="1.8" calcext:value-type="float">
            <text:p>1.8</text:p>
          </table:table-cell>
          <table:table-cell office:value-type="float" office:value="44.5" calcext:value-type="float">
            <text:p>44.5</text:p>
          </table:table-cell>
          <table:table-cell office:value-type="float" office:value="289.5" calcext:value-type="float">
            <text:p>289.5</text:p>
          </table:table-cell>
          <table:table-cell table:formula="of:=[.H20]/[.J20]" office:value-type="percentage" office:value="0.792065663474692" calcext:value-type="percentage">
            <text:p>79.2%</text:p>
          </table:table-cell>
          <table:table-cell office:value-type="float" office:value="365.5" calcext:value-type="float">
            <text:p>365.5</text:p>
          </table:table-cell>
          <table:table-cell table:formula="of:=(MIN([.J20:.J21])-MAX([.J20:.J21]))/MAX([.J20:.J21])" office:value-type="float" office:value="-0.11372453928225" calcext:value-type="float">
            <text:p>-0.11</text:p>
          </table:table-cell>
          <table:table-cell table:formula="of:=[.F20]+[.G20]" office:value-type="float" office:value="46.3" calcext:value-type="float">
            <text:p>46.3</text:p>
          </table:table-cell>
          <table:table-cell table:formula="of:=[.L20]/[.J20]" office:value-type="percentage" office:value="0.126675786593707" calcext:value-type="percentage">
            <text:p>12.7%</text:p>
          </table:table-cell>
          <table:table-cell/>
          <table:table-cell office:value-type="float" office:value="334.2" calcext:value-type="float">
            <text:p>334.2</text:p>
          </table:table-cell>
          <table:table-cell table:formula="of:=[.J20]/[.O20]" office:value-type="float" office:value="1.09365649311789" calcext:value-type="float">
            <text:p>1.09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2" calcext:value-type="float">
            <text:p>12.0</text:p>
          </table:table-cell>
          <table:table-cell table:formula="of:=([.D21]/[.J21])" office:value-type="percentage" office:value="0.02909796314258" calcext:value-type="percentage">
            <text:p>2.9%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336.9" calcext:value-type="float">
            <text:p>336.9</text:p>
          </table:table-cell>
          <table:table-cell table:formula="of:=[.H21]/[.J21]" office:value-type="percentage" office:value="0.816925315227934" calcext:value-type="percentage">
            <text:p>81.7%</text:p>
          </table:table-cell>
          <table:table-cell office:value-type="float" office:value="412.4" calcext:value-type="float">
            <text:p>412.4</text:p>
          </table:table-cell>
          <table:table-cell/>
          <table:table-cell table:formula="of:=[.F21]+[.G21]" office:value-type="float" office:value="46.9" calcext:value-type="float">
            <text:p>46.9</text:p>
          </table:table-cell>
          <table:table-cell table:formula="of:=[.L21]/[.J21]" office:value-type="percentage" office:value="0.11372453928225" calcext:value-type="percentage">
            <text:p>11.4%</text:p>
          </table:table-cell>
          <table:table-cell/>
          <table:table-cell office:value-type="float" office:value="334.2" calcext:value-type="float">
            <text:p>334.2</text:p>
          </table:table-cell>
          <table:table-cell table:formula="of:=[.J21]/[.O21]" office:value-type="float" office:value="1.23399162178336" calcext:value-type="float">
            <text:p>1.23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3.6" calcext:value-type="float">
            <text:p>13.6</text:p>
          </table:table-cell>
          <table:table-cell table:formula="of:=([.D22]/[.J22])" office:value-type="percentage" office:value="0.0543782487005198" calcext:value-type="percentage">
            <text:p>5.4%</text:p>
          </table:table-cell>
          <table:table-cell office:value-type="float" office:value="1.8" calcext:value-type="float">
            <text:p>1.8</text:p>
          </table:table-cell>
          <table:table-cell office:value-type="float" office:value="43.8" calcext:value-type="float">
            <text:p>43.8</text:p>
          </table:table-cell>
          <table:table-cell office:value-type="float" office:value="174.7" calcext:value-type="float">
            <text:p>174.7</text:p>
          </table:table-cell>
          <table:table-cell table:formula="of:=[.H22]/[.J22]" office:value-type="percentage" office:value="0.698520591763295" calcext:value-type="percentage">
            <text:p>69.9%</text:p>
          </table:table-cell>
          <table:table-cell office:value-type="float" office:value="250.1" calcext:value-type="float">
            <text:p>250.1</text:p>
          </table:table-cell>
          <table:table-cell table:formula="of:=(MIN([.J22:.J23])-MAX([.J22:.J23]))/MAX([.J22:.J23])" office:value-type="float" office:value="-0.0399232245681382" calcext:value-type="float">
            <text:p>-0.04</text:p>
          </table:table-cell>
          <table:table-cell table:formula="of:=[.F22]+[.G22]" office:value-type="float" office:value="45.6" calcext:value-type="float">
            <text:p>45.6</text:p>
          </table:table-cell>
          <table:table-cell table:formula="of:=[.L22]/[.J22]" office:value-type="percentage" office:value="0.182327069172331" calcext:value-type="percentage">
            <text:p>18.2%</text:p>
          </table:table-cell>
          <table:table-cell/>
          <table:table-cell office:value-type="float" office:value="96.2" calcext:value-type="float">
            <text:p>96.2</text:p>
          </table:table-cell>
          <table:table-cell table:formula="of:=[.J22]/[.O22]" office:value-type="float" office:value="2.5997920997921" calcext:value-type="float">
            <text:p>2.60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1.8" calcext:value-type="float">
            <text:p>11.8</text:p>
          </table:table-cell>
          <table:table-cell table:formula="of:=([.D23]/[.J23])" office:value-type="percentage" office:value="0.0452975047984645" calcext:value-type="percentage">
            <text:p>4.5%</text:p>
          </table:table-cell>
          <table:table-cell office:value-type="float" office:value="1.3" calcext:value-type="float">
            <text:p>1.3</text:p>
          </table:table-cell>
          <table:table-cell office:value-type="float" office:value="45.8" calcext:value-type="float">
            <text:p>45.8</text:p>
          </table:table-cell>
          <table:table-cell office:value-type="float" office:value="184.9" calcext:value-type="float">
            <text:p>184.9</text:p>
          </table:table-cell>
          <table:table-cell table:formula="of:=[.H23]/[.J23]" office:value-type="percentage" office:value="0.70978886756238" calcext:value-type="percentage">
            <text:p>71.0%</text:p>
          </table:table-cell>
          <table:table-cell office:value-type="float" office:value="260.5" calcext:value-type="float">
            <text:p>260.5</text:p>
          </table:table-cell>
          <table:table-cell/>
          <table:table-cell table:formula="of:=[.F23]+[.G23]" office:value-type="float" office:value="47.1" calcext:value-type="float">
            <text:p>47.1</text:p>
          </table:table-cell>
          <table:table-cell table:formula="of:=[.L23]/[.J23]" office:value-type="percentage" office:value="0.180806142034549" calcext:value-type="percentage">
            <text:p>18.1%</text:p>
          </table:table-cell>
          <table:table-cell/>
          <table:table-cell office:value-type="float" office:value="96.2" calcext:value-type="float">
            <text:p>96.2</text:p>
          </table:table-cell>
          <table:table-cell table:formula="of:=[.J23]/[.O23]" office:value-type="float" office:value="2.70790020790021" calcext:value-type="float">
            <text:p>2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6.3" calcext:value-type="float">
            <text:p>16.3</text:p>
          </table:table-cell>
          <table:table-cell table:formula="of:=([.D25]/[.J25])" office:value-type="percentage" office:value="0.00843292462103575" calcext:value-type="percentage">
            <text:p>0.8%</text:p>
          </table:table-cell>
          <table:table-cell office:value-type="float" office:value="1" calcext:value-type="float">
            <text:p>1.0</text:p>
          </table:table-cell>
          <table:table-cell office:value-type="float" office:value="41.2" calcext:value-type="float">
            <text:p>41.2</text:p>
          </table:table-cell>
          <table:table-cell office:value-type="float" office:value="1858" calcext:value-type="float">
            <text:p>1858.0</text:p>
          </table:table-cell>
          <table:table-cell table:formula="of:=[.H25]/[.J25]" office:value-type="percentage" office:value="0.961249935330333" calcext:value-type="percentage">
            <text:p>96.1%</text:p>
          </table:table-cell>
          <table:table-cell office:value-type="float" office:value="1932.9" calcext:value-type="float">
            <text:p>1932.9</text:p>
          </table:table-cell>
          <table:table-cell table:formula="of:=(MIN([.J25:.J26])-MAX([.J25:.J26]))/MAX([.J25:.J26])" office:value-type="float" office:value="-0.319305535990985" calcext:value-type="float">
            <text:p>-0.32</text:p>
          </table:table-cell>
          <table:table-cell table:formula="of:=[.F25]+[.G25]" office:value-type="float" office:value="42.2" calcext:value-type="float">
            <text:p>42.2</text:p>
          </table:table-cell>
          <table:table-cell table:formula="of:=[.L25]/[.J25]" office:value-type="percentage" office:value="0.0218324796937245" calcext:value-type="percentage">
            <text:p>2.2%</text:p>
          </table:table-cell>
          <table:table-cell/>
          <table:table-cell office:value-type="float" office:value="3966.4" calcext:value-type="float">
            <text:p>3966.4</text:p>
          </table:table-cell>
          <table:table-cell table:formula="of:=[.J25]/[.O25]" office:value-type="float" office:value="0.48731847519161" calcext:value-type="float">
            <text:p>0.4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4.6" calcext:value-type="float">
            <text:p>14.6</text:p>
          </table:table-cell>
          <table:table-cell table:formula="of:=([.D26]/[.J26])" office:value-type="percentage" office:value="0.00514156923510354" calcext:value-type="percentage">
            <text:p>0.5%</text:p>
          </table:table-cell>
          <table:table-cell office:value-type="float" office:value="1" calcext:value-type="float">
            <text:p>1.0</text:p>
          </table:table-cell>
          <table:table-cell office:value-type="float" office:value="42.1" calcext:value-type="float">
            <text:p>42.1</text:p>
          </table:table-cell>
          <table:table-cell office:value-type="float" office:value="2765.5" calcext:value-type="float">
            <text:p>2765.5</text:p>
          </table:table-cell>
          <table:table-cell table:formula="of:=[.H26]/[.J26]" office:value-type="percentage" office:value="0.973904775320468" calcext:value-type="percentage">
            <text:p>97.4%</text:p>
          </table:table-cell>
          <table:table-cell office:value-type="float" office:value="2839.6" calcext:value-type="float">
            <text:p>2839.6</text:p>
          </table:table-cell>
          <table:table-cell/>
          <table:table-cell table:formula="of:=[.F26]+[.G26]" office:value-type="float" office:value="43.1" calcext:value-type="float">
            <text:p>43.1</text:p>
          </table:table-cell>
          <table:table-cell table:formula="of:=[.L26]/[.J26]" office:value-type="percentage" office:value="0.0151781941118467" calcext:value-type="percentage">
            <text:p>1.5%</text:p>
          </table:table-cell>
          <table:table-cell/>
          <table:table-cell office:value-type="float" office:value="3966.4" calcext:value-type="float">
            <text:p>3966.4</text:p>
          </table:table-cell>
          <table:table-cell table:formula="of:=[.J26]/[.O26]" office:value-type="float" office:value="0.715913674868899" calcext:value-type="float">
            <text:p>0.7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5.4" calcext:value-type="float">
            <text:p>15.4</text:p>
          </table:table-cell>
          <table:table-cell table:formula="of:=([.D27]/[.J27])" office:value-type="percentage" office:value="0.00782242088687967" calcext:value-type="percentage">
            <text:p>0.8%</text:p>
          </table:table-cell>
          <table:table-cell office:value-type="float" office:value="1.6" calcext:value-type="float">
            <text:p>1.6</text:p>
          </table:table-cell>
          <table:table-cell office:value-type="float" office:value="44.1" calcext:value-type="float">
            <text:p>44.1</text:p>
          </table:table-cell>
          <table:table-cell office:value-type="float" office:value="1891.1" calcext:value-type="float">
            <text:p>1891.1</text:p>
          </table:table-cell>
          <table:table-cell table:formula="of:=[.H27]/[.J27]" office:value-type="percentage" office:value="0.960583125920658" calcext:value-type="percentage">
            <text:p>96.1%</text:p>
          </table:table-cell>
          <table:table-cell office:value-type="float" office:value="1968.7" calcext:value-type="float">
            <text:p>1968.7</text:p>
          </table:table-cell>
          <table:table-cell table:formula="of:=(MIN([.J27:.J28])-MAX([.J27:.J28]))/MAX([.J27:.J28])" office:value-type="float" office:value="-0.0328643267130594" calcext:value-type="float">
            <text:p>-0.03</text:p>
          </table:table-cell>
          <table:table-cell table:formula="of:=[.F27]+[.G27]" office:value-type="float" office:value="45.7" calcext:value-type="float">
            <text:p>45.7</text:p>
          </table:table-cell>
          <table:table-cell table:formula="of:=[.L27]/[.J27]" office:value-type="percentage" office:value="0.0232132879565195" calcext:value-type="percentage">
            <text:p>2.3%</text:p>
          </table:table-cell>
          <table:table-cell/>
          <table:table-cell office:value-type="float" office:value="2264.3" calcext:value-type="float">
            <text:p>2264.3</text:p>
          </table:table-cell>
          <table:table-cell table:formula="of:=[.J27]/[.O27]" office:value-type="float" office:value="0.86945192774809" calcext:value-type="float">
            <text:p>0.8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5.4" calcext:value-type="float">
            <text:p>15.4</text:p>
          </table:table-cell>
          <table:table-cell table:formula="of:=([.D28]/[.J28])" office:value-type="percentage" office:value="0.00808823529411765" calcext:value-type="percentage">
            <text:p>0.8%</text:p>
          </table:table-cell>
          <table:table-cell office:value-type="float" office:value="1.2" calcext:value-type="float">
            <text:p>1.2</text:p>
          </table:table-cell>
          <table:table-cell office:value-type="float" office:value="45" calcext:value-type="float">
            <text:p>45.0</text:p>
          </table:table-cell>
          <table:table-cell office:value-type="float" office:value="1825.8" calcext:value-type="float">
            <text:p>1825.8</text:p>
          </table:table-cell>
          <table:table-cell table:formula="of:=[.H28]/[.J28]" office:value-type="percentage" office:value="0.958928571428571" calcext:value-type="percentage">
            <text:p>95.9%</text:p>
          </table:table-cell>
          <table:table-cell office:value-type="float" office:value="1904" calcext:value-type="float">
            <text:p>1904.0</text:p>
          </table:table-cell>
          <table:table-cell/>
          <table:table-cell table:formula="of:=[.F28]+[.G28]" office:value-type="float" office:value="46.2" calcext:value-type="float">
            <text:p>46.2</text:p>
          </table:table-cell>
          <table:table-cell table:formula="of:=[.L28]/[.J28]" office:value-type="percentage" office:value="0.0242647058823529" calcext:value-type="percentage">
            <text:p>2.4%</text:p>
          </table:table-cell>
          <table:table-cell/>
          <table:table-cell office:value-type="float" office:value="2264.3" calcext:value-type="float">
            <text:p>2264.3</text:p>
          </table:table-cell>
          <table:table-cell table:formula="of:=[.J28]/[.O28]" office:value-type="float" office:value="0.840877975533277" calcext:value-type="float">
            <text:p>0.84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3.8" calcext:value-type="float">
            <text:p>13.8</text:p>
          </table:table-cell>
          <table:table-cell table:formula="of:=([.D29]/[.J29])" office:value-type="percentage" office:value="0.0314996576124173" calcext:value-type="percentage">
            <text:p>3.1%</text:p>
          </table:table-cell>
          <table:table-cell office:value-type="float" office:value="1.4" calcext:value-type="float">
            <text:p>1.4</text:p>
          </table:table-cell>
          <table:table-cell office:value-type="float" office:value="40.2" calcext:value-type="float">
            <text:p>40.2</text:p>
          </table:table-cell>
          <table:table-cell office:value-type="float" office:value="366.4" calcext:value-type="float">
            <text:p>366.4</text:p>
          </table:table-cell>
          <table:table-cell table:formula="of:=[.H29]/[.J29]" office:value-type="percentage" office:value="0.836338735448528" calcext:value-type="percentage">
            <text:p>83.6%</text:p>
          </table:table-cell>
          <table:table-cell office:value-type="float" office:value="438.1" calcext:value-type="float">
            <text:p>438.1</text:p>
          </table:table-cell>
          <table:table-cell table:formula="of:=(MIN([.J29:.J30])-MAX([.J29:.J30]))/MAX([.J29:.J30])" office:value-type="float" office:value="-0.0223693220725862" calcext:value-type="float">
            <text:p>-0.02</text:p>
          </table:table-cell>
          <table:table-cell table:formula="of:=[.F29]+[.G29]" office:value-type="float" office:value="41.6" calcext:value-type="float">
            <text:p>41.6</text:p>
          </table:table-cell>
          <table:table-cell table:formula="of:=[.L29]/[.J29]" office:value-type="percentage" office:value="0.0949554896142433" calcext:value-type="percentage">
            <text:p>9.5%</text:p>
          </table:table-cell>
          <table:table-cell/>
          <table:table-cell office:value-type="float" office:value="219.6" calcext:value-type="float">
            <text:p>219.6</text:p>
          </table:table-cell>
          <table:table-cell table:formula="of:=[.J29]/[.O29]" office:value-type="float" office:value="1.99499089253188" calcext:value-type="float">
            <text:p>1.9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3.9" calcext:value-type="float">
            <text:p>13.9</text:p>
          </table:table-cell>
          <table:table-cell table:formula="of:=([.D30]/[.J30])" office:value-type="percentage" office:value="0.0324538874620593" calcext:value-type="percentage">
            <text:p>3.2%</text:p>
          </table:table-cell>
          <table:table-cell office:value-type="float" office:value="0.9" calcext:value-type="float">
            <text:p>0.9</text:p>
          </table:table-cell>
          <table:table-cell office:value-type="float" office:value="40.2" calcext:value-type="float">
            <text:p>40.2</text:p>
          </table:table-cell>
          <table:table-cell office:value-type="float" office:value="356.8" calcext:value-type="float">
            <text:p>356.8</text:p>
          </table:table-cell>
          <table:table-cell table:formula="of:=[.H30]/[.J30]" office:value-type="percentage" office:value="0.833060938594443" calcext:value-type="percentage">
            <text:p>83.3%</text:p>
          </table:table-cell>
          <table:table-cell office:value-type="float" office:value="428.3" calcext:value-type="float">
            <text:p>428.3</text:p>
          </table:table-cell>
          <table:table-cell/>
          <table:table-cell table:formula="of:=[.F30]+[.G30]" office:value-type="float" office:value="41.1" calcext:value-type="float">
            <text:p>41.1</text:p>
          </table:table-cell>
          <table:table-cell table:formula="of:=[.L30]/[.J30]" office:value-type="percentage" office:value="0.0959607751575998" calcext:value-type="percentage">
            <text:p>9.6%</text:p>
          </table:table-cell>
          <table:table-cell/>
          <table:table-cell office:value-type="float" office:value="219.6" calcext:value-type="float">
            <text:p>219.6</text:p>
          </table:table-cell>
          <table:table-cell table:formula="of:=[.J30]/[.O30]" office:value-type="float" office:value="1.95036429872495" calcext:value-type="float">
            <text:p>1.9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5.7" calcext:value-type="float">
            <text:p>15.7</text:p>
          </table:table-cell>
          <table:table-cell table:formula="of:=([.D31]/[.J31])" office:value-type="percentage" office:value="0.00542127071823204" calcext:value-type="percentage">
            <text:p>0.5%</text:p>
          </table:table-cell>
          <table:table-cell office:value-type="float" office:value="1.8" calcext:value-type="float">
            <text:p>1.8</text:p>
          </table:table-cell>
          <table:table-cell office:value-type="float" office:value="46.6" calcext:value-type="float">
            <text:p>46.6</text:p>
          </table:table-cell>
          <table:table-cell office:value-type="float" office:value="2815.4" calcext:value-type="float">
            <text:p>2815.4</text:p>
          </table:table-cell>
          <table:table-cell table:formula="of:=[.H31]/[.J31]" office:value-type="percentage" office:value="0.972168508287293" calcext:value-type="percentage">
            <text:p>97.2%</text:p>
          </table:table-cell>
          <table:table-cell office:value-type="float" office:value="2896" calcext:value-type="float">
            <text:p>2896.0</text:p>
          </table:table-cell>
          <table:table-cell table:formula="of:=(MIN([.J31:.J32])-MAX([.J31:.J32]))/MAX([.J31:.J32])" office:value-type="float" office:value="-0.11149861878453" calcext:value-type="float">
            <text:p>-0.11</text:p>
          </table:table-cell>
          <table:table-cell table:formula="of:=[.F31]+[.G31]" office:value-type="float" office:value="48.4" calcext:value-type="float">
            <text:p>48.4</text:p>
          </table:table-cell>
          <table:table-cell table:formula="of:=[.L31]/[.J31]" office:value-type="percentage" office:value="0.0167127071823204" calcext:value-type="percentage">
            <text:p>1.7%</text:p>
          </table:table-cell>
          <table:table-cell/>
          <table:table-cell office:value-type="float" office:value="2348.4" calcext:value-type="float">
            <text:p>2348.4</text:p>
          </table:table-cell>
          <table:table-cell table:formula="of:=[.J31]/[.O31]" office:value-type="float" office:value="1.23318003747232" calcext:value-type="float">
            <text:p>1.2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5.8" calcext:value-type="float">
            <text:p>15.8</text:p>
          </table:table-cell>
          <table:table-cell table:formula="of:=([.D32]/[.J32])" office:value-type="percentage" office:value="0.00614045314989701" calcext:value-type="percentage">
            <text:p>0.6%</text:p>
          </table:table-cell>
          <table:table-cell office:value-type="float" office:value="1.4" calcext:value-type="float">
            <text:p>1.4</text:p>
          </table:table-cell>
          <table:table-cell office:value-type="float" office:value="48.9" calcext:value-type="float">
            <text:p>48.9</text:p>
          </table:table-cell>
          <table:table-cell office:value-type="float" office:value="2490.4" calcext:value-type="float">
            <text:p>2490.4</text:p>
          </table:table-cell>
          <table:table-cell table:formula="of:=[.H32]/[.J32]" office:value-type="percentage" office:value="0.967859780031868" calcext:value-type="percentage">
            <text:p>96.8%</text:p>
          </table:table-cell>
          <table:table-cell office:value-type="float" office:value="2573.1" calcext:value-type="float">
            <text:p>2573.1</text:p>
          </table:table-cell>
          <table:table-cell/>
          <table:table-cell table:formula="of:=[.F32]+[.G32]" office:value-type="float" office:value="50.3" calcext:value-type="float">
            <text:p>50.3</text:p>
          </table:table-cell>
          <table:table-cell table:formula="of:=[.L32]/[.J32]" office:value-type="percentage" office:value="0.0195484046480899" calcext:value-type="percentage">
            <text:p>2.0%</text:p>
          </table:table-cell>
          <table:table-cell/>
          <table:table-cell office:value-type="float" office:value="2348.4" calcext:value-type="float">
            <text:p>2348.4</text:p>
          </table:table-cell>
          <table:table-cell table:formula="of:=[.J32]/[.O32]" office:value-type="float" office:value="1.0956821665815" calcext:value-type="float">
            <text:p>1.10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2.6" calcext:value-type="float">
            <text:p>12.6</text:p>
          </table:table-cell>
          <table:table-cell table:formula="of:=([.D33]/[.J33])" office:value-type="percentage" office:value="0.0126939351198872" calcext:value-type="percentage">
            <text:p>1.3%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921.9" calcext:value-type="float">
            <text:p>921.9</text:p>
          </table:table-cell>
          <table:table-cell table:formula="of:=[.H33]/[.J33]" office:value-type="percentage" office:value="0.928772919605078" calcext:value-type="percentage">
            <text:p>92.9%</text:p>
          </table:table-cell>
          <table:table-cell office:value-type="float" office:value="992.6" calcext:value-type="float">
            <text:p>992.6</text:p>
          </table:table-cell>
          <table:table-cell table:formula="of:=(MIN([.J33:.J34])-MAX([.J33:.J34]))/MAX([.J33:.J34])" office:value-type="float" office:value="-0.353818255087649" calcext:value-type="float">
            <text:p>-0.35</text:p>
          </table:table-cell>
          <table:table-cell table:formula="of:=[.F33]+[.G33]" office:value-type="float" office:value="41.8" calcext:value-type="float">
            <text:p>41.8</text:p>
          </table:table-cell>
          <table:table-cell table:formula="of:=[.L33]/[.J33]" office:value-type="percentage" office:value="0.0421116260326416" calcext:value-type="percentage">
            <text:p>4.2%</text:p>
          </table:table-cell>
          <table:table-cell/>
          <table:table-cell office:value-type="float" office:value="413.5" calcext:value-type="float">
            <text:p>413.5</text:p>
          </table:table-cell>
          <table:table-cell table:formula="of:=[.J33]/[.O33]" office:value-type="float" office:value="2.40048367593712" calcext:value-type="float">
            <text:p>2.40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.9" calcext:value-type="float">
            <text:p>10.9</text:p>
          </table:table-cell>
          <table:table-cell table:formula="of:=([.D34]/[.J34])" office:value-type="percentage" office:value="0.0169940754599314" calcext:value-type="percentage">
            <text:p>1.7%</text:p>
          </table:table-cell>
          <table:table-cell office:value-type="float" office:value="1.1" calcext:value-type="float">
            <text:p>1.1</text:p>
          </table:table-cell>
          <table:table-cell office:value-type="float" office:value="40.5" calcext:value-type="float">
            <text:p>40.5</text:p>
          </table:table-cell>
          <table:table-cell office:value-type="float" office:value="572.6" calcext:value-type="float">
            <text:p>572.6</text:p>
          </table:table-cell>
          <table:table-cell table:formula="of:=[.H34]/[.J34]" office:value-type="percentage" office:value="0.892734642968507" calcext:value-type="percentage">
            <text:p>89.3%</text:p>
          </table:table-cell>
          <table:table-cell office:value-type="float" office:value="641.4" calcext:value-type="float">
            <text:p>641.4</text:p>
          </table:table-cell>
          <table:table-cell/>
          <table:table-cell table:formula="of:=[.F34]+[.G34]" office:value-type="float" office:value="41.6" calcext:value-type="float">
            <text:p>41.6</text:p>
          </table:table-cell>
          <table:table-cell table:formula="of:=[.L34]/[.J34]" office:value-type="percentage" office:value="0.064858122856252" calcext:value-type="percentage">
            <text:p>6.5%</text:p>
          </table:table-cell>
          <table:table-cell/>
          <table:table-cell office:value-type="float" office:value="413.5" calcext:value-type="float">
            <text:p>413.5</text:p>
          </table:table-cell>
          <table:table-cell table:formula="of:=[.J34]/[.O34]" office:value-type="float" office:value="1.55114873035067" calcext:value-type="float">
            <text:p>1.55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.8" calcext:value-type="float">
            <text:p>10.8</text:p>
          </table:table-cell>
          <table:table-cell table:formula="of:=([.D35]/[.J35])" office:value-type="percentage" office:value="0.0161121885722811" calcext:value-type="percentage">
            <text:p>1.6%</text:p>
          </table:table-cell>
          <table:table-cell office:value-type="float" office:value="1.5" calcext:value-type="float">
            <text:p>1.5</text:p>
          </table:table-cell>
          <table:table-cell office:value-type="float" office:value="39.7" calcext:value-type="float">
            <text:p>39.7</text:p>
          </table:table-cell>
          <table:table-cell office:value-type="float" office:value="602.1" calcext:value-type="float">
            <text:p>602.1</text:p>
          </table:table-cell>
          <table:table-cell table:formula="of:=[.H35]/[.J35]" office:value-type="percentage" office:value="0.89825451290467" calcext:value-type="percentage">
            <text:p>89.8%</text:p>
          </table:table-cell>
          <table:table-cell office:value-type="float" office:value="670.3" calcext:value-type="float">
            <text:p>670.3</text:p>
          </table:table-cell>
          <table:table-cell table:formula="of:=(MIN([.J35:.J36])-MAX([.J35:.J36]))/MAX([.J35:.J36])" office:value-type="float" office:value="-0.0695446973903387" calcext:value-type="float">
            <text:p>-0.07</text:p>
          </table:table-cell>
          <table:table-cell table:formula="of:=[.F35]+[.G35]" office:value-type="float" office:value="41.2" calcext:value-type="float">
            <text:p>41.2</text:p>
          </table:table-cell>
          <table:table-cell table:formula="of:=[.L35]/[.J35]" office:value-type="percentage" office:value="0.0614650156646278" calcext:value-type="percentage">
            <text:p>6.1%</text:p>
          </table:table-cell>
          <table:table-cell/>
          <table:table-cell office:value-type="float" office:value="254.1" calcext:value-type="float">
            <text:p>254.1</text:p>
          </table:table-cell>
          <table:table-cell table:formula="of:=[.J35]/[.O35]" office:value-type="float" office:value="2.637937819756" calcext:value-type="float">
            <text:p>2.64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.8" calcext:value-type="float">
            <text:p>10.8</text:p>
          </table:table-cell>
          <table:table-cell table:formula="of:=([.D36]/[.J36])" office:value-type="percentage" office:value="0.0149916712937257" calcext:value-type="percentage">
            <text:p>1.5%</text:p>
          </table:table-cell>
          <table:table-cell office:value-type="float" office:value="1.1" calcext:value-type="float">
            <text:p>1.1</text:p>
          </table:table-cell>
          <table:table-cell office:value-type="float" office:value="40.4" calcext:value-type="float">
            <text:p>40.4</text:p>
          </table:table-cell>
          <table:table-cell office:value-type="float" office:value="651.7" calcext:value-type="float">
            <text:p>651.7</text:p>
          </table:table-cell>
          <table:table-cell table:formula="of:=[.H36]/[.J36]" office:value-type="percentage" office:value="0.904636313159356" calcext:value-type="percentage">
            <text:p>90.5%</text:p>
          </table:table-cell>
          <table:table-cell office:value-type="float" office:value="720.4" calcext:value-type="float">
            <text:p>720.4</text:p>
          </table:table-cell>
          <table:table-cell/>
          <table:table-cell table:formula="of:=[.F36]+[.G36]" office:value-type="float" office:value="41.5" calcext:value-type="float">
            <text:p>41.5</text:p>
          </table:table-cell>
          <table:table-cell table:formula="of:=[.L36]/[.J36]" office:value-type="percentage" office:value="0.0576068850638534" calcext:value-type="percentage">
            <text:p>5.8%</text:p>
          </table:table-cell>
          <table:table-cell/>
          <table:table-cell office:value-type="float" office:value="254.1" calcext:value-type="float">
            <text:p>254.1</text:p>
          </table:table-cell>
          <table:table-cell table:formula="of:=[.J36]/[.O36]" office:value-type="float" office:value="2.83510428964974" calcext:value-type="float">
            <text:p>2.84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1" calcext:value-type="float">
            <text:p>11.0</text:p>
          </table:table-cell>
          <table:table-cell table:formula="of:=([.D37]/[.J37])" office:value-type="percentage" office:value="0.0164868105515588" calcext:value-type="percentage">
            <text:p>1.6%</text:p>
          </table:table-cell>
          <table:table-cell office:value-type="float" office:value="1.5" calcext:value-type="float">
            <text:p>1.5</text:p>
          </table:table-cell>
          <table:table-cell office:value-type="float" office:value="40.1" calcext:value-type="float">
            <text:p>40.1</text:p>
          </table:table-cell>
          <table:table-cell office:value-type="float" office:value="598.1" calcext:value-type="float">
            <text:p>598.1</text:p>
          </table:table-cell>
          <table:table-cell table:formula="of:=[.H37]/[.J37]" office:value-type="percentage" office:value="0.896432853717026" calcext:value-type="percentage">
            <text:p>89.6%</text:p>
          </table:table-cell>
          <table:table-cell office:value-type="float" office:value="667.2" calcext:value-type="float">
            <text:p>667.2</text:p>
          </table:table-cell>
          <table:table-cell table:formula="of:=(MIN([.J37:.J38])-MAX([.J37:.J38]))/MAX([.J37:.J38])" office:value-type="float" office:value="-0.069326265866927" calcext:value-type="float">
            <text:p>-0.07</text:p>
          </table:table-cell>
          <table:table-cell table:formula="of:=[.F37]+[.G37]" office:value-type="float" office:value="41.6" calcext:value-type="float">
            <text:p>41.6</text:p>
          </table:table-cell>
          <table:table-cell table:formula="of:=[.L37]/[.J37]" office:value-type="percentage" office:value="0.0623501199040767" calcext:value-type="percentage">
            <text:p>6.2%</text:p>
          </table:table-cell>
          <table:table-cell/>
          <table:table-cell office:value-type="float" office:value="251.2" calcext:value-type="float">
            <text:p>251.2</text:p>
          </table:table-cell>
          <table:table-cell table:formula="of:=[.J37]/[.O37]" office:value-type="float" office:value="2.65605095541401" calcext:value-type="float">
            <text:p>2.66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1" calcext:value-type="float">
            <text:p>11.0</text:p>
          </table:table-cell>
          <table:table-cell table:formula="of:=([.D38]/[.J38])" office:value-type="percentage" office:value="0.0153438415399637" calcext:value-type="percentage">
            <text:p>1.5%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47.4" calcext:value-type="float">
            <text:p>647.4</text:p>
          </table:table-cell>
          <table:table-cell table:formula="of:=[.H38]/[.J38]" office:value-type="percentage" office:value="0.903054819361138" calcext:value-type="percentage">
            <text:p>90.3%</text:p>
          </table:table-cell>
          <table:table-cell office:value-type="float" office:value="716.9" calcext:value-type="float">
            <text:p>716.9</text:p>
          </table:table-cell>
          <table:table-cell/>
          <table:table-cell table:formula="of:=[.F38]+[.G38]" office:value-type="float" office:value="42" calcext:value-type="float">
            <text:p>42</text:p>
          </table:table-cell>
          <table:table-cell table:formula="of:=[.L38]/[.J38]" office:value-type="percentage" office:value="0.0585855767889524" calcext:value-type="percentage">
            <text:p>5.9%</text:p>
          </table:table-cell>
          <table:table-cell/>
          <table:table-cell office:value-type="float" office:value="251.2" calcext:value-type="float">
            <text:p>251.2</text:p>
          </table:table-cell>
          <table:table-cell table:formula="of:=[.J38]/[.O38]" office:value-type="float" office:value="2.85390127388535" calcext:value-type="float">
            <text:p>2.85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1.7" calcext:value-type="float">
            <text:p>11.7</text:p>
          </table:table-cell>
          <table:table-cell table:formula="of:=([.D39]/[.J39])" office:value-type="percentage" office:value="0.00852210648991186" calcext:value-type="percentage">
            <text:p>0.9%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.0</text:p>
          </table:table-cell>
          <table:table-cell office:value-type="float" office:value="1297.9" calcext:value-type="float">
            <text:p>1297.9</text:p>
          </table:table-cell>
          <table:table-cell table:formula="of:=[.H39]/[.J39]" office:value-type="percentage" office:value="0.945371112244155" calcext:value-type="percentage">
            <text:p>94.5%</text:p>
          </table:table-cell>
          <table:table-cell office:value-type="float" office:value="1372.9" calcext:value-type="float">
            <text:p>1372.9</text:p>
          </table:table-cell>
          <table:table-cell table:formula="of:=(MIN([.J39:.J40])-MAX([.J39:.J40]))/MAX([.J39:.J40])" office:value-type="float" office:value="-0.0622267759562841" calcext:value-type="float">
            <text:p>-0.06</text:p>
          </table:table-cell>
          <table:table-cell table:formula="of:=[.F39]+[.G39]" office:value-type="float" office:value="46.7" calcext:value-type="float">
            <text:p>46.7</text:p>
          </table:table-cell>
          <table:table-cell table:formula="of:=[.L39]/[.J39]" office:value-type="percentage" office:value="0.0340155874426397" calcext:value-type="percentage">
            <text:p>3.4%</text:p>
          </table:table-cell>
          <table:table-cell/>
          <table:table-cell office:value-type="float" office:value="2144.5" calcext:value-type="float">
            <text:p>2144.5</text:p>
          </table:table-cell>
          <table:table-cell table:formula="of:=[.J39]/[.O39]" office:value-type="float" office:value="0.64019584984845" calcext:value-type="float">
            <text:p>0.64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1.6" calcext:value-type="float">
            <text:p>11.6</text:p>
          </table:table-cell>
          <table:table-cell table:formula="of:=([.D40]/[.J40])" office:value-type="percentage" office:value="0.00792349726775956" calcext:value-type="percentage">
            <text:p>0.8%</text:p>
          </table:table-cell>
          <table:table-cell office:value-type="float" office:value="1.3" calcext:value-type="float">
            <text:p>1.3</text:p>
          </table:table-cell>
          <table:table-cell office:value-type="float" office:value="45.8" calcext:value-type="float">
            <text:p>45.8</text:p>
          </table:table-cell>
          <table:table-cell office:value-type="float" office:value="1388.9" calcext:value-type="float">
            <text:p>1388.9</text:p>
          </table:table-cell>
          <table:table-cell table:formula="of:=[.H40]/[.J40]" office:value-type="percentage" office:value="0.94870218579235" calcext:value-type="percentage">
            <text:p>94.9%</text:p>
          </table:table-cell>
          <table:table-cell office:value-type="float" office:value="1464" calcext:value-type="float">
            <text:p>1464.0</text:p>
          </table:table-cell>
          <table:table-cell/>
          <table:table-cell table:formula="of:=[.F40]+[.G40]" office:value-type="float" office:value="47.1" calcext:value-type="float">
            <text:p>47.1</text:p>
          </table:table-cell>
          <table:table-cell table:formula="of:=[.L40]/[.J40]" office:value-type="percentage" office:value="0.032172131147541" calcext:value-type="percentage">
            <text:p>3.2%</text:p>
          </table:table-cell>
          <table:table-cell/>
          <table:table-cell office:value-type="float" office:value="2144.5" calcext:value-type="float">
            <text:p>2144.5</text:p>
          </table:table-cell>
          <table:table-cell table:formula="of:=[.J40]/[.O40]" office:value-type="float" office:value="0.682676614595477" calcext:value-type="float">
            <text:p>0.68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1.7" calcext:value-type="float">
            <text:p>11.7</text:p>
          </table:table-cell>
          <table:table-cell table:formula="of:=([.D41]/[.J41])" office:value-type="percentage" office:value="0.0191051600261267" calcext:value-type="percentage">
            <text:p>1.9%</text:p>
          </table:table-cell>
          <table:table-cell office:value-type="float" office:value="1.7" calcext:value-type="float">
            <text:p>1.7</text:p>
          </table:table-cell>
          <table:table-cell office:value-type="float" office:value="45.3" calcext:value-type="float">
            <text:p>45.3</text:p>
          </table:table-cell>
          <table:table-cell office:value-type="float" office:value="537.3" calcext:value-type="float">
            <text:p>537.3</text:p>
          </table:table-cell>
          <table:table-cell table:formula="of:=[.H41]/[.J41]" office:value-type="percentage" office:value="0.877367733507511" calcext:value-type="percentage">
            <text:p>87.7%</text:p>
          </table:table-cell>
          <table:table-cell office:value-type="float" office:value="612.4" calcext:value-type="float">
            <text:p>612.4</text:p>
          </table:table-cell>
          <table:table-cell table:formula="of:=(MIN([.J41:.J42])-MAX([.J41:.J42]))/MAX([.J41:.J42])" office:value-type="float" office:value="-0.129371623542792" calcext:value-type="float">
            <text:p>-0.13</text:p>
          </table:table-cell>
          <table:table-cell table:formula="of:=[.F41]+[.G41]" office:value-type="float" office:value="47" calcext:value-type="float">
            <text:p>47</text:p>
          </table:table-cell>
          <table:table-cell table:formula="of:=[.L41]/[.J41]" office:value-type="percentage" office:value="0.0767472240365774" calcext:value-type="percentage">
            <text:p>7.7%</text:p>
          </table:table-cell>
          <table:table-cell/>
          <table:table-cell office:value-type="float" office:value="2497.9" calcext:value-type="float">
            <text:p>2497.9</text:p>
          </table:table-cell>
          <table:table-cell table:formula="of:=[.J41]/[.O41]" office:value-type="float" office:value="0.245165939389087" calcext:value-type="float">
            <text:p>0.25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1.7" calcext:value-type="float">
            <text:p>11.7</text:p>
          </table:table-cell>
          <table:table-cell table:formula="of:=([.D42]/[.J42])" office:value-type="percentage" office:value="0.0166334944555018" calcext:value-type="percentage">
            <text:p>1.7%</text:p>
          </table:table-cell>
          <table:table-cell office:value-type="float" office:value="1.3" calcext:value-type="float">
            <text:p>1.3</text:p>
          </table:table-cell>
          <table:table-cell office:value-type="float" office:value="46.4" calcext:value-type="float">
            <text:p>46.4</text:p>
          </table:table-cell>
          <table:table-cell office:value-type="float" office:value="627.4" calcext:value-type="float">
            <text:p>627.4</text:p>
          </table:table-cell>
          <table:table-cell table:formula="of:=[.H42]/[.J42]" office:value-type="percentage" office:value="0.891953369348877" calcext:value-type="percentage">
            <text:p>89.2%</text:p>
          </table:table-cell>
          <table:table-cell office:value-type="float" office:value="703.4" calcext:value-type="float">
            <text:p>703.4</text:p>
          </table:table-cell>
          <table:table-cell/>
          <table:table-cell table:formula="of:=[.F42]+[.G42]" office:value-type="float" office:value="47.7" calcext:value-type="float">
            <text:p>47.7</text:p>
          </table:table-cell>
          <table:table-cell table:formula="of:=[.L42]/[.J42]" office:value-type="percentage" office:value="0.0678134773955075" calcext:value-type="percentage">
            <text:p>6.8%</text:p>
          </table:table-cell>
          <table:table-cell/>
          <table:table-cell office:value-type="float" office:value="2497.9" calcext:value-type="float">
            <text:p>2497.9</text:p>
          </table:table-cell>
          <table:table-cell table:formula="of:=[.J42]/[.O42]" office:value-type="float" office:value="0.281596541094519" calcext:value-type="float">
            <text:p>0.28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1.9" calcext:value-type="float">
            <text:p>11.9</text:p>
          </table:table-cell>
          <table:table-cell table:formula="of:=([.D43]/[.J43])" office:value-type="percentage" office:value="0.00403403505203566" calcext:value-type="percentage">
            <text:p>0.4%</text:p>
          </table:table-cell>
          <table:table-cell office:value-type="float" office:value="1.8" calcext:value-type="float">
            <text:p>1.8</text:p>
          </table:table-cell>
          <table:table-cell office:value-type="float" office:value="44.9" calcext:value-type="float">
            <text:p>44.9</text:p>
          </table:table-cell>
          <table:table-cell office:value-type="float" office:value="2874.7" calcext:value-type="float">
            <text:p>2874.7</text:p>
          </table:table-cell>
          <table:table-cell table:formula="of:=[.H43]/[.J43]" office:value-type="percentage" office:value="0.974507610427472" calcext:value-type="percentage">
            <text:p>97.5%</text:p>
          </table:table-cell>
          <table:table-cell office:value-type="float" office:value="2949.9" calcext:value-type="float">
            <text:p>2949.9</text:p>
          </table:table-cell>
          <table:table-cell table:formula="of:=(MIN([.J43:.J44])-MAX([.J43:.J44]))/MAX([.J43:.J44])" office:value-type="float" office:value="-0.0599126804550814" calcext:value-type="float">
            <text:p>-0.06</text:p>
          </table:table-cell>
          <table:table-cell table:formula="of:=[.F43]+[.G43]" office:value-type="float" office:value="46.7" calcext:value-type="float">
            <text:p>46.7</text:p>
          </table:table-cell>
          <table:table-cell table:formula="of:=[.L43]/[.J43]" office:value-type="percentage" office:value="0.0158310451201736" calcext:value-type="percentage">
            <text:p>1.6%</text:p>
          </table:table-cell>
          <table:table-cell/>
          <table:table-cell office:value-type="float" office:value="3183.3" calcext:value-type="float">
            <text:p>3183.3</text:p>
          </table:table-cell>
          <table:table-cell table:style-name="ce7" table:formula="of:=[.J43]/[.O43]" office:value-type="float" office:value="0.9266798605221" calcext:value-type="float">
            <text:p>0.927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1.9" calcext:value-type="float">
            <text:p>11.9</text:p>
          </table:table-cell>
          <table:table-cell table:formula="of:=([.D44]/[.J44])" office:value-type="percentage" office:value="0.00379234519901845" calcext:value-type="percentage">
            <text:p>0.4%</text:p>
          </table:table-cell>
          <table:table-cell office:value-type="float" office:value="1.4" calcext:value-type="float">
            <text:p>1.4</text:p>
          </table:table-cell>
          <table:table-cell office:value-type="float" office:value="47.3" calcext:value-type="float">
            <text:p>47.3</text:p>
          </table:table-cell>
          <table:table-cell office:value-type="float" office:value="3060.5" calcext:value-type="float">
            <text:p>3060.5</text:p>
          </table:table-cell>
          <table:table-cell table:formula="of:=[.H44]/[.J44]" office:value-type="percentage" office:value="0.975333821982855" calcext:value-type="percentage">
            <text:p>97.5%</text:p>
          </table:table-cell>
          <table:table-cell office:value-type="float" office:value="3137.9" calcext:value-type="float">
            <text:p>3137.9</text:p>
          </table:table-cell>
          <table:table-cell/>
          <table:table-cell table:formula="of:=[.F44]+[.G44]" office:value-type="float" office:value="48.7" calcext:value-type="float">
            <text:p>48.7</text:p>
          </table:table-cell>
          <table:table-cell table:formula="of:=[.L44]/[.J44]" office:value-type="percentage" office:value="0.0155199337136301" calcext:value-type="percentage">
            <text:p>1.6%</text:p>
          </table:table-cell>
          <table:table-cell/>
          <table:table-cell office:value-type="float" office:value="3183.3" calcext:value-type="float">
            <text:p>3183.3</text:p>
          </table:table-cell>
          <table:table-cell table:formula="of:=[.J44]/[.O44]" office:value-type="float" office:value="0.985738070555713" calcext:value-type="float">
            <text:p>0.99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3.6" calcext:value-type="float">
            <text:p>13.6</text:p>
          </table:table-cell>
          <table:table-cell table:formula="of:=([.D45]/[.J45])" office:value-type="percentage" office:value="0.0122965641952984" calcext:value-type="percentage">
            <text:p>1.2%</text:p>
          </table:table-cell>
          <table:table-cell office:value-type="float" office:value="1.8" calcext:value-type="float">
            <text:p>1.8</text:p>
          </table:table-cell>
          <table:table-cell office:value-type="float" office:value="45.9" calcext:value-type="float">
            <text:p>45.9</text:p>
          </table:table-cell>
          <table:table-cell office:value-type="float" office:value="1028.2" calcext:value-type="float">
            <text:p>1028.2</text:p>
          </table:table-cell>
          <table:table-cell table:formula="of:=[.H45]/[.J45]" office:value-type="percentage" office:value="0.929656419529837" calcext:value-type="percentage">
            <text:p>93.0%</text:p>
          </table:table-cell>
          <table:table-cell office:value-type="float" office:value="1106" calcext:value-type="float">
            <text:p>1106.0</text:p>
          </table:table-cell>
          <table:table-cell table:formula="of:=(MIN([.J45:.J46])-MAX([.J45:.J46]))/MAX([.J45:.J46])" office:value-type="float" office:value="-0.0902350813743219" calcext:value-type="float">
            <text:p>-0.09</text:p>
          </table:table-cell>
          <table:table-cell table:formula="of:=[.F45]+[.G45]" office:value-type="float" office:value="47.7" calcext:value-type="float">
            <text:p>47.7</text:p>
          </table:table-cell>
          <table:table-cell table:formula="of:=[.L45]/[.J45]" office:value-type="percentage" office:value="0.043128390596745" calcext:value-type="percentage">
            <text:p>4.3%</text:p>
          </table:table-cell>
          <table:table-cell/>
          <table:table-cell office:value-type="float" office:value="1220.3" calcext:value-type="float">
            <text:p>1220.3</text:p>
          </table:table-cell>
          <table:table-cell table:formula="of:=[.J45]/[.O45]" office:value-type="float" office:value="0.906334507907892" calcext:value-type="float">
            <text:p>0.91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2" calcext:value-type="float">
            <text:p>12.0</text:p>
          </table:table-cell>
          <table:table-cell table:formula="of:=([.D46]/[.J46])" office:value-type="percentage" office:value="0.0119260584376863" calcext:value-type="percentage">
            <text:p>1.2%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929.5" calcext:value-type="float">
            <text:p>929.5</text:p>
          </table:table-cell>
          <table:table-cell table:formula="of:=[.H46]/[.J46]" office:value-type="percentage" office:value="0.923772609819122" calcext:value-type="percentage">
            <text:p>92.4%</text:p>
          </table:table-cell>
          <table:table-cell office:value-type="float" office:value="1006.2" calcext:value-type="float">
            <text:p>1006.2</text:p>
          </table:table-cell>
          <table:table-cell/>
          <table:table-cell table:formula="of:=[.F46]+[.G46]" office:value-type="float" office:value="48.3" calcext:value-type="float">
            <text:p>48.3</text:p>
          </table:table-cell>
          <table:table-cell table:formula="of:=[.L46]/[.J46]" office:value-type="percentage" office:value="0.0480023852116875" calcext:value-type="percentage">
            <text:p>4.8%</text:p>
          </table:table-cell>
          <table:table-cell/>
          <table:table-cell office:value-type="float" office:value="1220.3" calcext:value-type="float">
            <text:p>1220.3</text:p>
          </table:table-cell>
          <table:table-cell table:formula="of:=[.J46]/[.O46]" office:value-type="float" office:value="0.824551339834467" calcext:value-type="float">
            <text:p>0.82</text:p>
          </table:table-cell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7.3" calcext:value-type="float">
            <text:p>17.3</text:p>
          </table:table-cell>
          <table:table-cell table:formula="of:=([.D48]/[.J48])" office:value-type="percentage" office:value="0.000955036020867261" calcext:value-type="percentage">
            <text:p>0.1%</text:p>
          </table:table-cell>
          <table:table-cell office:value-type="float" office:value="1.6" calcext:value-type="float">
            <text:p>1.6</text:p>
          </table:table-cell>
          <table:table-cell office:value-type="float" office:value="48.4" calcext:value-type="float">
            <text:p>48.4</text:p>
          </table:table-cell>
          <table:table-cell office:value-type="float" office:value="18030.8" calcext:value-type="float">
            <text:p>18030.8</text:p>
          </table:table-cell>
          <table:table-cell table:formula="of:=[.H48]/[.J48]" office:value-type="percentage" office:value="0.995379392199619" calcext:value-type="percentage">
            <text:p>99.5%</text:p>
          </table:table-cell>
          <table:table-cell office:value-type="float" office:value="18114.5" calcext:value-type="float">
            <text:p>18114.5</text:p>
          </table:table-cell>
          <table:table-cell table:formula="of:=(MIN([.J48:.J49])-MAX([.J48:.J49]))/MAX([.J48:.J49])" office:value-type="float" office:value="-0.325856704775515" calcext:value-type="float">
            <text:p>-0.33</text:p>
          </table:table-cell>
          <table:table-cell table:formula="of:=[.F48]+[.G48]" office:value-type="float" office:value="50" calcext:value-type="float">
            <text:p>50</text:p>
          </table:table-cell>
          <table:table-cell table:formula="of:=[.L48]/[.J48]" office:value-type="percentage" office:value="0.00276021971348919" calcext:value-type="percentage">
            <text:p>0.3%</text:p>
          </table:table-cell>
          <table:table-cell/>
          <table:table-cell office:value-type="float" office:value="38845.7" calcext:value-type="float">
            <text:p>38845.7</text:p>
          </table:table-cell>
          <table:table-cell table:formula="of:=[.J48]/[.O48]" office:value-type="float" office:value="0.466319309473121" calcext:value-type="float">
            <text:p>0.47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5.4" calcext:value-type="float">
            <text:p>15.4</text:p>
          </table:table-cell>
          <table:table-cell table:formula="of:=([.D49]/[.J49])" office:value-type="percentage" office:value="0.000573121352864118" calcext:value-type="percentage">
            <text:p>0.1%</text:p>
          </table:table-cell>
          <table:table-cell office:value-type="float" office:value="1.6" calcext:value-type="float">
            <text:p>1.6</text:p>
          </table:table-cell>
          <table:table-cell office:value-type="float" office:value="48.3" calcext:value-type="float">
            <text:p>48.3</text:p>
          </table:table-cell>
          <table:table-cell office:value-type="float" office:value="26788.7" calcext:value-type="float">
            <text:p>26788.7</text:p>
          </table:table-cell>
          <table:table-cell table:formula="of:=[.H49]/[.J49]" office:value-type="percentage" office:value="0.996959479576039" calcext:value-type="percentage">
            <text:p>99.7%</text:p>
          </table:table-cell>
          <table:table-cell office:value-type="float" office:value="26870.4" calcext:value-type="float">
            <text:p>26870.4</text:p>
          </table:table-cell>
          <table:table-cell/>
          <table:table-cell table:formula="of:=[.F49]+[.G49]" office:value-type="float" office:value="49.9" calcext:value-type="float">
            <text:p>49.9</text:p>
          </table:table-cell>
          <table:table-cell table:formula="of:=[.L49]/[.J49]" office:value-type="percentage" office:value="0.0018570620459688" calcext:value-type="percentage">
            <text:p>0.2%</text:p>
          </table:table-cell>
          <table:table-cell/>
          <table:table-cell office:value-type="float" office:value="38845.7" calcext:value-type="float">
            <text:p>38845.7</text:p>
          </table:table-cell>
          <table:table-cell table:formula="of:=[.J49]/[.O49]" office:value-type="float" office:value="0.691721348823679" calcext:value-type="float">
            <text:p>0.6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6.3" calcext:value-type="float">
            <text:p>16.3</text:p>
          </table:table-cell>
          <table:table-cell table:formula="of:=([.D50]/[.J50])" office:value-type="percentage" office:value="0.000709732478751568" calcext:value-type="percentage">
            <text:p>0.1%</text:p>
          </table:table-cell>
          <table:table-cell office:value-type="float" office:value="2.3" calcext:value-type="float">
            <text:p>2.3</text:p>
          </table:table-cell>
          <table:table-cell office:value-type="float" office:value="52.5" calcext:value-type="float">
            <text:p>52.5</text:p>
          </table:table-cell>
          <table:table-cell office:value-type="float" office:value="22878.4" calcext:value-type="float">
            <text:p>22878.4</text:p>
          </table:table-cell>
          <table:table-cell table:formula="of:=[.H50]/[.J50]" office:value-type="percentage" office:value="0.996168315452139" calcext:value-type="percentage">
            <text:p>99.6%</text:p>
          </table:table-cell>
          <table:table-cell office:value-type="float" office:value="22966.4" calcext:value-type="float">
            <text:p>22966.4</text:p>
          </table:table-cell>
          <table:table-cell table:formula="of:=(MIN([.J50:.J51])-MAX([.J50:.J51]))/MAX([.J50:.J51])" office:value-type="float" office:value="-0.0394532882820121" calcext:value-type="float">
            <text:p>-0.04</text:p>
          </table:table-cell>
          <table:table-cell table:formula="of:=[.F50]+[.G50]" office:value-type="float" office:value="54.8" calcext:value-type="float">
            <text:p>54.8</text:p>
          </table:table-cell>
          <table:table-cell table:formula="of:=[.L50]/[.J50]" office:value-type="percentage" office:value="0.00238609446844085" calcext:value-type="percentage">
            <text:p>0.2%</text:p>
          </table:table-cell>
          <table:table-cell/>
          <table:table-cell office:value-type="float" office:value="23400.1" calcext:value-type="float">
            <text:p>23400.1</text:p>
          </table:table-cell>
          <table:table-cell table:formula="of:=[.J50]/[.O50]" office:value-type="float" office:value="0.981465891171405" calcext:value-type="float">
            <text:p>0.98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6.2" calcext:value-type="float">
            <text:p>16.2</text:p>
          </table:table-cell>
          <table:table-cell table:formula="of:=([.D51]/[.J51])" office:value-type="percentage" office:value="0.000734350847449944" calcext:value-type="percentage">
            <text:p>0.1%</text:p>
          </table:table-cell>
          <table:table-cell office:value-type="float" office:value="1.9" calcext:value-type="float">
            <text:p>1.9</text:p>
          </table:table-cell>
          <table:table-cell office:value-type="float" office:value="52.8" calcext:value-type="float">
            <text:p>52.8</text:p>
          </table:table-cell>
          <table:table-cell office:value-type="float" office:value="21972.8" calcext:value-type="float">
            <text:p>21972.8</text:p>
          </table:table-cell>
          <table:table-cell table:formula="of:=[.H51]/[.J51]" office:value-type="percentage" office:value="0.996033598817786" calcext:value-type="percentage">
            <text:p>99.6%</text:p>
          </table:table-cell>
          <table:table-cell office:value-type="float" office:value="22060.3" calcext:value-type="float">
            <text:p>22060.3</text:p>
          </table:table-cell>
          <table:table-cell/>
          <table:table-cell table:formula="of:=[.F51]+[.G51]" office:value-type="float" office:value="54.7" calcext:value-type="float">
            <text:p>54.7</text:p>
          </table:table-cell>
          <table:table-cell table:formula="of:=[.L51]/[.J51]" office:value-type="percentage" office:value="0.00247956736762419" calcext:value-type="percentage">
            <text:p>0.2%</text:p>
          </table:table-cell>
          <table:table-cell/>
          <table:table-cell office:value-type="float" office:value="23400.1" calcext:value-type="float">
            <text:p>23400.1</text:p>
          </table:table-cell>
          <table:table-cell table:formula="of:=[.J51]/[.O51]" office:value-type="float" office:value="0.942743834428058" calcext:value-type="float">
            <text:p>0.94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4.7" calcext:value-type="float">
            <text:p>14.7</text:p>
          </table:table-cell>
          <table:table-cell table:formula="of:=([.D52]/[.J52])" office:value-type="percentage" office:value="0.00464925042697198" calcext:value-type="percentage">
            <text:p>0.5%</text:p>
          </table:table-cell>
          <table:table-cell office:value-type="float" office:value="1.9" calcext:value-type="float">
            <text:p>1.9</text:p>
          </table:table-cell>
          <table:table-cell office:value-type="float" office:value="46.3" calcext:value-type="float">
            <text:p>46.3</text:p>
          </table:table-cell>
          <table:table-cell office:value-type="float" office:value="3082.4" calcext:value-type="float">
            <text:p>3082.4</text:p>
          </table:table-cell>
          <table:table-cell table:formula="of:=[.H52]/[.J52]" office:value-type="percentage" office:value="0.974887722183566" calcext:value-type="percentage">
            <text:p>97.5%</text:p>
          </table:table-cell>
          <table:table-cell office:value-type="float" office:value="3161.8" calcext:value-type="float">
            <text:p>3161.8</text:p>
          </table:table-cell>
          <table:table-cell table:formula="of:=(MIN([.J52:.J53])-MAX([.J52:.J53]))/MAX([.J52:.J53])" office:value-type="float" office:value="-0.00762224049592016" calcext:value-type="float">
            <text:p>-0.01</text:p>
          </table:table-cell>
          <table:table-cell table:formula="of:=[.F52]+[.G52]" office:value-type="float" office:value="48.2" calcext:value-type="float">
            <text:p>48.2</text:p>
          </table:table-cell>
          <table:table-cell table:formula="of:=[.L52]/[.J52]" office:value-type="percentage" office:value="0.0152444809918401" calcext:value-type="percentage">
            <text:p>1.5%</text:p>
          </table:table-cell>
          <table:table-cell/>
          <table:table-cell office:value-type="float" office:value="2125.7" calcext:value-type="float">
            <text:p>2125.7</text:p>
          </table:table-cell>
          <table:table-cell table:formula="of:=[.J52]/[.O52]" office:value-type="float" office:value="1.48741591005316" calcext:value-type="float">
            <text:p>1.4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4.7" calcext:value-type="float">
            <text:p>14.7</text:p>
          </table:table-cell>
          <table:table-cell table:formula="of:=([.D53]/[.J53])" office:value-type="percentage" office:value="0.00468496032125442" calcext:value-type="percentage">
            <text:p>0.5%</text:p>
          </table:table-cell>
          <table:table-cell office:value-type="float" office:value="1.5" calcext:value-type="float">
            <text:p>1.5</text:p>
          </table:table-cell>
          <table:table-cell office:value-type="float" office:value="46.5" calcext:value-type="float">
            <text:p>46.5</text:p>
          </table:table-cell>
          <table:table-cell office:value-type="float" office:value="3058.7" calcext:value-type="float">
            <text:p>3058.7</text:p>
          </table:table-cell>
          <table:table-cell table:formula="of:=[.H53]/[.J53]" office:value-type="percentage" office:value="0.974822322083054" calcext:value-type="percentage">
            <text:p>97.5%</text:p>
          </table:table-cell>
          <table:table-cell office:value-type="float" office:value="3137.7" calcext:value-type="float">
            <text:p>3137.7</text:p>
          </table:table-cell>
          <table:table-cell/>
          <table:table-cell table:formula="of:=[.F53]+[.G53]" office:value-type="float" office:value="48" calcext:value-type="float">
            <text:p>48</text:p>
          </table:table-cell>
          <table:table-cell table:formula="of:=[.L53]/[.J53]" office:value-type="percentage" office:value="0.0152978296204226" calcext:value-type="percentage">
            <text:p>1.5%</text:p>
          </table:table-cell>
          <table:table-cell/>
          <table:table-cell office:value-type="float" office:value="2125.7" calcext:value-type="float">
            <text:p>2125.7</text:p>
          </table:table-cell>
          <table:table-cell table:formula="of:=[.J53]/[.O53]" office:value-type="float" office:value="1.47607846826928" calcext:value-type="float">
            <text:p>1.4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6.9" calcext:value-type="float">
            <text:p>16.9</text:p>
          </table:table-cell>
          <table:table-cell table:formula="of:=([.D54]/[.J54])" office:value-type="percentage" office:value="0.000590781019499269" calcext:value-type="percentage">
            <text:p>0.1%</text:p>
          </table:table-cell>
          <table:table-cell office:value-type="float" office:value="2.5" calcext:value-type="float">
            <text:p>2.5</text:p>
          </table:table-cell>
          <table:table-cell office:value-type="float" office:value="55.2" calcext:value-type="float">
            <text:p>55.2</text:p>
          </table:table-cell>
          <table:table-cell office:value-type="float" office:value="28515" calcext:value-type="float">
            <text:p>28515.0</text:p>
          </table:table-cell>
          <table:table-cell table:formula="of:=[.H54]/[.J54]" office:value-type="percentage" office:value="0.99681187994211" calcext:value-type="percentage">
            <text:p>99.7%</text:p>
          </table:table-cell>
          <table:table-cell office:value-type="float" office:value="28606.2" calcext:value-type="float">
            <text:p>28606.2</text:p>
          </table:table-cell>
          <table:table-cell table:formula="of:=(MIN([.J54:.J55])-MAX([.J54:.J55]))/MAX([.J54:.J55])" office:value-type="float" office:value="-0.143545804755612" calcext:value-type="float">
            <text:p>-0.14</text:p>
          </table:table-cell>
          <table:table-cell table:formula="of:=[.F54]+[.G54]" office:value-type="float" office:value="57.7" calcext:value-type="float">
            <text:p>57.7</text:p>
          </table:table-cell>
          <table:table-cell table:formula="of:=[.L54]/[.J54]" office:value-type="percentage" office:value="0.00201704525592354" calcext:value-type="percentage">
            <text:p>0.2%</text:p>
          </table:table-cell>
          <table:table-cell/>
          <table:table-cell office:value-type="float" office:value="24484.2" calcext:value-type="float">
            <text:p>24484.2</text:p>
          </table:table-cell>
          <table:table-cell table:formula="of:=[.J54]/[.O54]" office:value-type="float" office:value="1.16835346876761" calcext:value-type="float">
            <text:p>1.1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6.6" calcext:value-type="float">
            <text:p>16.6</text:p>
          </table:table-cell>
          <table:table-cell table:formula="of:=([.D55]/[.J55])" office:value-type="percentage" office:value="0.00067755378593382" calcext:value-type="percentage">
            <text:p>0.1%</text:p>
          </table:table-cell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.0</text:p>
          </table:table-cell>
          <table:table-cell office:value-type="float" office:value="24408.5" calcext:value-type="float">
            <text:p>24408.5</text:p>
          </table:table-cell>
          <table:table-cell table:formula="of:=[.H55]/[.J55]" office:value-type="percentage" office:value="0.996269372528051" calcext:value-type="percentage">
            <text:p>99.6%</text:p>
          </table:table-cell>
          <table:table-cell office:value-type="float" office:value="24499.9" calcext:value-type="float">
            <text:p>24499.9</text:p>
          </table:table-cell>
          <table:table-cell/>
          <table:table-cell table:formula="of:=[.F55]+[.G55]" office:value-type="float" office:value="58.1" calcext:value-type="float">
            <text:p>58.1</text:p>
          </table:table-cell>
          <table:table-cell table:formula="of:=[.L55]/[.J55]" office:value-type="percentage" office:value="0.00237143825076837" calcext:value-type="percentage">
            <text:p>0.2%</text:p>
          </table:table-cell>
          <table:table-cell/>
          <table:table-cell office:value-type="float" office:value="24484.2" calcext:value-type="float">
            <text:p>24484.2</text:p>
          </table:table-cell>
          <table:table-cell table:formula="of:=[.J55]/[.O55]" office:value-type="float" office:value="1.00064122985436" calcext:value-type="float">
            <text:p>1.00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3" calcext:value-type="float">
            <text:p>13.0</text:p>
          </table:table-cell>
          <table:table-cell table:formula="of:=([.D56]/[.J56])" office:value-type="percentage" office:value="0.0014618896610665" calcext:value-type="percentage">
            <text:p>0.1%</text:p>
          </table:table-cell>
          <table:table-cell office:value-type="float" office:value="2.1" calcext:value-type="float">
            <text:p>2.1</text:p>
          </table:table-cell>
          <table:table-cell office:value-type="float" office:value="48.1" calcext:value-type="float">
            <text:p>48.1</text:p>
          </table:table-cell>
          <table:table-cell office:value-type="float" office:value="8813.1" calcext:value-type="float">
            <text:p>8813.1</text:p>
          </table:table-cell>
          <table:table-cell table:formula="of:=[.H56]/[.J56]" office:value-type="percentage" office:value="0.991059982457324" calcext:value-type="percentage">
            <text:p>99.1%</text:p>
          </table:table-cell>
          <table:table-cell office:value-type="float" office:value="8892.6" calcext:value-type="float">
            <text:p>8892.6</text:p>
          </table:table-cell>
          <table:table-cell table:formula="of:=(MIN([.J56:.J57])-MAX([.J56:.J57]))/MAX([.J56:.J57])" office:value-type="float" office:value="-0.406911364505319" calcext:value-type="float">
            <text:p>-0.41</text:p>
          </table:table-cell>
          <table:table-cell table:formula="of:=[.F56]+[.G56]" office:value-type="float" office:value="50.2" calcext:value-type="float">
            <text:p>50.2</text:p>
          </table:table-cell>
          <table:table-cell table:formula="of:=[.L56]/[.J56]" office:value-type="percentage" office:value="0.00564514315273373" calcext:value-type="percentage">
            <text:p>0.6%</text:p>
          </table:table-cell>
          <table:table-cell/>
          <table:table-cell office:value-type="float" office:value="4343.5" calcext:value-type="float">
            <text:p>4343.5</text:p>
          </table:table-cell>
          <table:table-cell table:formula="of:=[.J56]/[.O56]" office:value-type="float" office:value="2.04733509842293" calcext:value-type="float">
            <text:p>2.05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1.5" calcext:value-type="float">
            <text:p>11.5</text:p>
          </table:table-cell>
          <table:table-cell table:formula="of:=([.D57]/[.J57])" office:value-type="percentage" office:value="0.00218046680950304" calcext:value-type="percentage">
            <text:p>0.2%</text:p>
          </table:table-cell>
          <table:table-cell office:value-type="float" office:value="1.6" calcext:value-type="float">
            <text:p>1.6</text:p>
          </table:table-cell>
          <table:table-cell office:value-type="float" office:value="46.7" calcext:value-type="float">
            <text:p>46.7</text:p>
          </table:table-cell>
          <table:table-cell office:value-type="float" office:value="5198" calcext:value-type="float">
            <text:p>5198.0</text:p>
          </table:table-cell>
          <table:table-cell table:formula="of:=[.H57]/[.J57]" office:value-type="percentage" office:value="0.985570997895376" calcext:value-type="percentage">
            <text:p>98.6%</text:p>
          </table:table-cell>
          <table:table-cell office:value-type="float" office:value="5274.1" calcext:value-type="float">
            <text:p>5274.1</text:p>
          </table:table-cell>
          <table:table-cell/>
          <table:table-cell table:formula="of:=[.F57]+[.G57]" office:value-type="float" office:value="48.3" calcext:value-type="float">
            <text:p>48.3</text:p>
          </table:table-cell>
          <table:table-cell table:formula="of:=[.L57]/[.J57]" office:value-type="percentage" office:value="0.00915796059991278" calcext:value-type="percentage">
            <text:p>0.9%</text:p>
          </table:table-cell>
          <table:table-cell/>
          <table:table-cell office:value-type="float" office:value="4343.5" calcext:value-type="float">
            <text:p>4343.5</text:p>
          </table:table-cell>
          <table:table-cell table:formula="of:=[.J57]/[.O57]" office:value-type="float" office:value="1.21425117992402" calcext:value-type="float">
            <text:p>1.21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1.5" calcext:value-type="float">
            <text:p>11.5</text:p>
          </table:table-cell>
          <table:table-cell table:formula="of:=([.D58]/[.J58])" office:value-type="percentage" office:value="0.00200289112980476" calcext:value-type="percentage">
            <text:p>0.2%</text:p>
          </table:table-cell>
          <table:table-cell office:value-type="float" office:value="2" calcext:value-type="float">
            <text:p>2.0</text:p>
          </table:table-cell>
          <table:table-cell office:value-type="float" office:value="46.2" calcext:value-type="float">
            <text:p>46.2</text:p>
          </table:table-cell>
          <table:table-cell office:value-type="float" office:value="5665.5" calcext:value-type="float">
            <text:p>5665.5</text:p>
          </table:table-cell>
          <table:table-cell table:formula="of:=[.H58]/[.J58]" office:value-type="percentage" office:value="0.986728669209468" calcext:value-type="percentage">
            <text:p>98.7%</text:p>
          </table:table-cell>
          <table:table-cell office:value-type="float" office:value="5741.7" calcext:value-type="float">
            <text:p>5741.7</text:p>
          </table:table-cell>
          <table:table-cell table:formula="of:=(MIN([.J58:.J59])-MAX([.J58:.J59]))/MAX([.J58:.J59])" office:value-type="float" office:value="-0.0563243705213332" calcext:value-type="float">
            <text:p>-0.06</text:p>
          </table:table-cell>
          <table:table-cell table:formula="of:=[.F58]+[.G58]" office:value-type="float" office:value="48.2" calcext:value-type="float">
            <text:p>48.2</text:p>
          </table:table-cell>
          <table:table-cell table:formula="of:=[.L58]/[.J58]" office:value-type="percentage" office:value="0.008394726300573" calcext:value-type="percentage">
            <text:p>0.8%</text:p>
          </table:table-cell>
          <table:table-cell/>
          <table:table-cell office:value-type="float" office:value="2487.3" calcext:value-type="float">
            <text:p>2487.3</text:p>
          </table:table-cell>
          <table:table-cell table:formula="of:=[.J58]/[.O58]" office:value-type="float" office:value="2.30840670606682" calcext:value-type="float">
            <text:p>2.31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1.5" calcext:value-type="float">
            <text:p>11.5</text:p>
          </table:table-cell>
          <table:table-cell table:formula="of:=([.D59]/[.J59])" office:value-type="percentage" office:value="0.00189007954769575" calcext:value-type="percentage">
            <text:p>0.2%</text:p>
          </table:table-cell>
          <table:table-cell office:value-type="float" office:value="1.6" calcext:value-type="float">
            <text:p>1.6</text:p>
          </table:table-cell>
          <table:table-cell office:value-type="float" office:value="47.1" calcext:value-type="float">
            <text:p>47.1</text:p>
          </table:table-cell>
          <table:table-cell office:value-type="float" office:value="6008" calcext:value-type="float">
            <text:p>6008.0</text:p>
          </table:table-cell>
          <table:table-cell table:formula="of:=[.H59]/[.J59]" office:value-type="percentage" office:value="0.987443297613569" calcext:value-type="percentage">
            <text:p>98.7%</text:p>
          </table:table-cell>
          <table:table-cell office:value-type="float" office:value="6084.4" calcext:value-type="float">
            <text:p>6084.4</text:p>
          </table:table-cell>
          <table:table-cell/>
          <table:table-cell table:formula="of:=[.F59]+[.G59]" office:value-type="float" office:value="48.7" calcext:value-type="float">
            <text:p>48.7</text:p>
          </table:table-cell>
          <table:table-cell table:formula="of:=[.L59]/[.J59]" office:value-type="percentage" office:value="0.00800407599763329" calcext:value-type="percentage">
            <text:p>0.8%</text:p>
          </table:table-cell>
          <table:table-cell/>
          <table:table-cell office:value-type="float" office:value="2487.3" calcext:value-type="float">
            <text:p>2487.3</text:p>
          </table:table-cell>
          <table:table-cell table:formula="of:=[.J59]/[.O59]" office:value-type="float" office:value="2.4461866280706" calcext:value-type="float">
            <text:p>2.45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1.6" calcext:value-type="float">
            <text:p>11.6</text:p>
          </table:table-cell>
          <table:table-cell table:formula="of:=([.D60]/[.J60])" office:value-type="percentage" office:value="0.00200984129184282" calcext:value-type="percentage">
            <text:p>0.2%</text:p>
          </table:table-cell>
          <table:table-cell office:value-type="float" office:value="2" calcext:value-type="float">
            <text:p>2.0</text:p>
          </table:table-cell>
          <table:table-cell office:value-type="float" office:value="46.3" calcext:value-type="float">
            <text:p>46.3</text:p>
          </table:table-cell>
          <table:table-cell office:value-type="float" office:value="5695.3" calcext:value-type="float">
            <text:p>5695.3</text:p>
          </table:table-cell>
          <table:table-cell table:formula="of:=[.H60]/[.J60]" office:value-type="percentage" office:value="0.986780095640724" calcext:value-type="percentage">
            <text:p>98.7%</text:p>
          </table:table-cell>
          <table:table-cell office:value-type="float" office:value="5771.6" calcext:value-type="float">
            <text:p>5771.6</text:p>
          </table:table-cell>
          <table:table-cell table:formula="of:=(MIN([.J60:.J61])-MAX([.J60:.J61]))/MAX([.J60:.J61])" office:value-type="float" office:value="-0.0573901682181936" calcext:value-type="float">
            <text:p>-0.06</text:p>
          </table:table-cell>
          <table:table-cell table:formula="of:=[.F60]+[.G60]" office:value-type="float" office:value="48.3" calcext:value-type="float">
            <text:p>48.3</text:p>
          </table:table-cell>
          <table:table-cell table:formula="of:=[.L60]/[.J60]" office:value-type="percentage" office:value="0.00836856331000069" calcext:value-type="percentage">
            <text:p>0.8%</text:p>
          </table:table-cell>
          <table:table-cell/>
          <table:table-cell office:value-type="float" office:value="2458.2" calcext:value-type="float">
            <text:p>2458.2</text:p>
          </table:table-cell>
          <table:table-cell table:formula="of:=[.J60]/[.O60]" office:value-type="float" office:value="2.34789683508258" calcext:value-type="float">
            <text:p>2.35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1.5" calcext:value-type="float">
            <text:p>11.5</text:p>
          </table:table-cell>
          <table:table-cell table:formula="of:=([.D61]/[.J61])" office:value-type="percentage" office:value="0.00187816429854646" calcext:value-type="percentage">
            <text:p>0.2%</text:p>
          </table:table-cell>
          <table:table-cell office:value-type="float" office:value="1.6" calcext:value-type="float">
            <text:p>1.6</text:p>
          </table:table-cell>
          <table:table-cell office:value-type="float" office:value="46.9" calcext:value-type="float">
            <text:p>46.9</text:p>
          </table:table-cell>
          <table:table-cell office:value-type="float" office:value="6046.7" calcext:value-type="float">
            <text:p>6046.7</text:p>
          </table:table-cell>
          <table:table-cell table:formula="of:=[.H61]/[.J61]" office:value-type="percentage" office:value="0.987538788175731" calcext:value-type="percentage">
            <text:p>98.8%</text:p>
          </table:table-cell>
          <table:table-cell office:value-type="float" office:value="6123" calcext:value-type="float">
            <text:p>6123.0</text:p>
          </table:table-cell>
          <table:table-cell/>
          <table:table-cell table:formula="of:=[.F61]+[.G61]" office:value-type="float" office:value="48.5" calcext:value-type="float">
            <text:p>48.5</text:p>
          </table:table-cell>
          <table:table-cell table:formula="of:=[.L61]/[.J61]" office:value-type="percentage" office:value="0.00792095378082639" calcext:value-type="percentage">
            <text:p>0.8%</text:p>
          </table:table-cell>
          <table:table-cell/>
          <table:table-cell office:value-type="float" office:value="2458.2" calcext:value-type="float">
            <text:p>2458.2</text:p>
          </table:table-cell>
          <table:table-cell table:formula="of:=[.J61]/[.O61]" office:value-type="float" office:value="2.49084696119112" calcext:value-type="float">
            <text:p>2.49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2.2" calcext:value-type="float">
            <text:p>12.2</text:p>
          </table:table-cell>
          <table:table-cell table:formula="of:=([.D62]/[.J62])" office:value-type="percentage" office:value="0.000774322943442691" calcext:value-type="percentage">
            <text:p>0.1%</text:p>
          </table:table-cell>
          <table:table-cell office:value-type="float" office:value="2.2" calcext:value-type="float">
            <text:p>2.2</text:p>
          </table:table-cell>
          <table:table-cell office:value-type="float" office:value="51.7" calcext:value-type="float">
            <text:p>51.7</text:p>
          </table:table-cell>
          <table:table-cell office:value-type="float" office:value="15671.6" calcext:value-type="float">
            <text:p>15671.6</text:p>
          </table:table-cell>
          <table:table-cell table:formula="of:=[.H62]/[.J62]" office:value-type="percentage" office:value="0.994662249217743" calcext:value-type="percentage">
            <text:p>99.5%</text:p>
          </table:table-cell>
          <table:table-cell office:value-type="float" office:value="15755.7" calcext:value-type="float">
            <text:p>15755.7</text:p>
          </table:table-cell>
          <table:table-cell table:formula="of:=(MIN([.J62:.J63])-MAX([.J62:.J63]))/MAX([.J62:.J63])" office:value-type="float" office:value="-0.00871387046847278" calcext:value-type="float">
            <text:p>-0.01</text:p>
          </table:table-cell>
          <table:table-cell table:formula="of:=[.F62]+[.G62]" office:value-type="float" office:value="53.9" calcext:value-type="float">
            <text:p>53.9</text:p>
          </table:table-cell>
          <table:table-cell table:formula="of:=[.L62]/[.J62]" office:value-type="percentage" office:value="0.0034209841517673" calcext:value-type="percentage">
            <text:p>0.3%</text:p>
          </table:table-cell>
          <table:table-cell/>
          <table:table-cell office:value-type="float" office:value="22763.4" calcext:value-type="float">
            <text:p>22763.4</text:p>
          </table:table-cell>
          <table:table-cell table:formula="of:=[.J62]/[.O62]" office:value-type="float" office:value="0.69215055747384" calcext:value-type="float">
            <text:p>0.69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2.3" calcext:value-type="float">
            <text:p>12.3</text:p>
          </table:table-cell>
          <table:table-cell table:formula="of:=([.D63]/[.J63])" office:value-type="percentage" office:value="0.000773867196839099" calcext:value-type="percentage">
            <text:p>0.1%</text:p>
          </table:table-cell>
          <table:table-cell office:value-type="float" office:value="1.8" calcext:value-type="float">
            <text:p>1.8</text:p>
          </table:table-cell>
          <table:table-cell office:value-type="float" office:value="52.1" calcext:value-type="float">
            <text:p>52.1</text:p>
          </table:table-cell>
          <table:table-cell office:value-type="float" office:value="15811.3" calcext:value-type="float">
            <text:p>15811.3</text:p>
          </table:table-cell>
          <table:table-cell table:formula="of:=[.H63]/[.J63]" office:value-type="percentage" office:value="0.994784260925369" calcext:value-type="percentage">
            <text:p>99.5%</text:p>
          </table:table-cell>
          <table:table-cell office:value-type="float" office:value="15894.2" calcext:value-type="float">
            <text:p>15894.2</text:p>
          </table:table-cell>
          <table:table-cell/>
          <table:table-cell table:formula="of:=[.F63]+[.G63]" office:value-type="float" office:value="53.9" calcext:value-type="float">
            <text:p>53.9</text:p>
          </table:table-cell>
          <table:table-cell table:formula="of:=[.L63]/[.J63]" office:value-type="percentage" office:value="0.0033911741389941" calcext:value-type="percentage">
            <text:p>0.3%</text:p>
          </table:table-cell>
          <table:table-cell/>
          <table:table-cell office:value-type="float" office:value="22763.4" calcext:value-type="float">
            <text:p>22763.4</text:p>
          </table:table-cell>
          <table:table-cell table:formula="of:=[.J63]/[.O63]" office:value-type="float" office:value="0.698234885825492" calcext:value-type="float">
            <text:p>0.70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2.3" calcext:value-type="float">
            <text:p>12.3</text:p>
          </table:table-cell>
          <table:table-cell table:formula="of:=([.D64]/[.J64])" office:value-type="percentage" office:value="0.00304825159227776" calcext:value-type="percentage">
            <text:p>0.3%</text:p>
          </table:table-cell>
          <table:table-cell office:value-type="float" office:value="2.2" calcext:value-type="float">
            <text:p>2.2</text:p>
          </table:table-cell>
          <table:table-cell office:value-type="float" office:value="50.9" calcext:value-type="float">
            <text:p>50.9</text:p>
          </table:table-cell>
          <table:table-cell office:value-type="float" office:value="3953.3" calcext:value-type="float">
            <text:p>3953.3</text:p>
          </table:table-cell>
          <table:table-cell table:formula="of:=[.H64]/[.J64]" office:value-type="percentage" office:value="0.979727887784689" calcext:value-type="percentage">
            <text:p>98.0%</text:p>
          </table:table-cell>
          <table:table-cell office:value-type="float" office:value="4035.1" calcext:value-type="float">
            <text:p>4035.1</text:p>
          </table:table-cell>
          <table:table-cell table:formula="of:=(MIN([.J64:.J65])-MAX([.J64:.J65]))/MAX([.J64:.J65])" office:value-type="float" office:value="-0.201286619160728" calcext:value-type="float">
            <text:p>-0.20</text:p>
          </table:table-cell>
          <table:table-cell table:formula="of:=[.F64]+[.G64]" office:value-type="float" office:value="53.1" calcext:value-type="float">
            <text:p>53.1</text:p>
          </table:table-cell>
          <table:table-cell table:formula="of:=[.L64]/[.J64]" office:value-type="percentage" office:value="0.0131595251666625" calcext:value-type="percentage">
            <text:p>1.3%</text:p>
          </table:table-cell>
          <table:table-cell/>
          <table:table-cell office:value-type="float" office:value="22293.2" calcext:value-type="float">
            <text:p>22293.2</text:p>
          </table:table-cell>
          <table:table-cell table:formula="of:=[.J64]/[.O64]" office:value-type="float" office:value="0.18100138158721" calcext:value-type="float">
            <text:p>0.18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2.2" calcext:value-type="float">
            <text:p>12.2</text:p>
          </table:table-cell>
          <table:table-cell table:formula="of:=([.D65]/[.J65])" office:value-type="percentage" office:value="0.00241488519398258" calcext:value-type="percentage">
            <text:p>0.2%</text:p>
          </table:table-cell>
          <table:table-cell office:value-type="float" office:value="1.9" calcext:value-type="float">
            <text:p>1.9</text:p>
          </table:table-cell>
          <table:table-cell office:value-type="float" office:value="52.3" calcext:value-type="float">
            <text:p>52.3</text:p>
          </table:table-cell>
          <table:table-cell office:value-type="float" office:value="4969.1" calcext:value-type="float">
            <text:p>4969.1</text:p>
          </table:table-cell>
          <table:table-cell table:formula="of:=[.H65]/[.J65]" office:value-type="percentage" office:value="0.983590657165479" calcext:value-type="percentage">
            <text:p>98.4%</text:p>
          </table:table-cell>
          <table:table-cell office:value-type="float" office:value="5052" calcext:value-type="float">
            <text:p>5052.0</text:p>
          </table:table-cell>
          <table:table-cell/>
          <table:table-cell table:formula="of:=[.F65]+[.G65]" office:value-type="float" office:value="54.2" calcext:value-type="float">
            <text:p>54.2</text:p>
          </table:table-cell>
          <table:table-cell table:formula="of:=[.L65]/[.J65]" office:value-type="percentage" office:value="0.0107284243863816" calcext:value-type="percentage">
            <text:p>1.1%</text:p>
          </table:table-cell>
          <table:table-cell/>
          <table:table-cell office:value-type="float" office:value="22293.2" calcext:value-type="float">
            <text:p>22293.2</text:p>
          </table:table-cell>
          <table:table-cell table:formula="of:=[.J65]/[.O65]" office:value-type="float" office:value="0.226616187895861" calcext:value-type="float">
            <text:p>0.23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2.8" calcext:value-type="float">
            <text:p>12.8</text:p>
          </table:table-cell>
          <table:table-cell table:formula="of:=([.D66]/[.J66])" office:value-type="percentage" office:value="0.00026343139978802" calcext:value-type="percentage">
            <text:p>0.0%</text:p>
          </table:table-cell>
          <table:table-cell office:value-type="float" office:value="2.3" calcext:value-type="float">
            <text:p>2.3</text:p>
          </table:table-cell>
          <table:table-cell office:value-type="float" office:value="52.1" calcext:value-type="float">
            <text:p>52.1</text:p>
          </table:table-cell>
          <table:table-cell office:value-type="float" office:value="48505.6" calcext:value-type="float">
            <text:p>48505.6</text:p>
          </table:table-cell>
          <table:table-cell table:formula="of:=[.H66]/[.J66]" office:value-type="percentage" office:value="0.998273289496702" calcext:value-type="percentage">
            <text:p>99.8%</text:p>
          </table:table-cell>
          <table:table-cell office:value-type="float" office:value="48589.5" calcext:value-type="float">
            <text:p>48589.5</text:p>
          </table:table-cell>
          <table:table-cell table:formula="of:=(MIN([.J66:.J67])-MAX([.J66:.J67]))/MAX([.J66:.J67])" office:value-type="float" office:value="-0.0177728543503265" calcext:value-type="float">
            <text:p>-0.02</text:p>
          </table:table-cell>
          <table:table-cell table:formula="of:=[.F66]+[.G66]" office:value-type="float" office:value="54.4" calcext:value-type="float">
            <text:p>54.4</text:p>
          </table:table-cell>
          <table:table-cell table:formula="of:=[.L66]/[.J66]" office:value-type="percentage" office:value="0.00111958344909909" calcext:value-type="percentage">
            <text:p>0.1%</text:p>
          </table:table-cell>
          <table:table-cell/>
          <table:table-cell office:value-type="float" office:value="32013.9" calcext:value-type="float">
            <text:p>32013.9</text:p>
          </table:table-cell>
          <table:table-cell table:formula="of:=[.J66]/[.O66]" office:value-type="float" office:value="1.51776259687198" calcext:value-type="float">
            <text:p>1.52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2.6" calcext:value-type="float">
            <text:p>12.6</text:p>
          </table:table-cell>
          <table:table-cell table:formula="of:=([.D67]/[.J67])" office:value-type="percentage" office:value="0.00025470651139003" calcext:value-type="percentage">
            <text:p>0.0%</text:p>
          </table:table-cell>
          <table:table-cell office:value-type="float" office:value="1.9" calcext:value-type="float">
            <text:p>1.9</text:p>
          </table:table-cell>
          <table:table-cell office:value-type="float" office:value="52.7" calcext:value-type="float">
            <text:p>52.7</text:p>
          </table:table-cell>
          <table:table-cell office:value-type="float" office:value="49385" calcext:value-type="float">
            <text:p>49385.0</text:p>
          </table:table-cell>
          <table:table-cell table:formula="of:=[.H67]/[.J67]" office:value-type="percentage" office:value="0.998308021031481" calcext:value-type="percentage">
            <text:p>99.8%</text:p>
          </table:table-cell>
          <table:table-cell office:value-type="float" office:value="49468.7" calcext:value-type="float">
            <text:p>49468.7</text:p>
          </table:table-cell>
          <table:table-cell/>
          <table:table-cell table:formula="of:=[.F67]+[.G67]" office:value-type="float" office:value="54.6" calcext:value-type="float">
            <text:p>54.6</text:p>
          </table:table-cell>
          <table:table-cell table:formula="of:=[.L67]/[.J67]" office:value-type="percentage" office:value="0.00110372821602347" calcext:value-type="percentage">
            <text:p>0.1%</text:p>
          </table:table-cell>
          <table:table-cell/>
          <table:table-cell office:value-type="float" office:value="32013.9" calcext:value-type="float">
            <text:p>32013.9</text:p>
          </table:table-cell>
          <table:table-cell table:formula="of:=[.J67]/[.O67]" office:value-type="float" office:value="1.54522566760064" calcext:value-type="float">
            <text:p>1.55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2.6" calcext:value-type="float">
            <text:p>12.6</text:p>
          </table:table-cell>
          <table:table-cell table:formula="of:=([.D68]/[.J68])" office:value-type="percentage" office:value="0.00102987453512608" calcext:value-type="percentage">
            <text:p>0.1%</text:p>
          </table:table-cell>
          <table:table-cell office:value-type="float" office:value="2.3" calcext:value-type="float">
            <text:p>2.3</text:p>
          </table:table-cell>
          <table:table-cell office:value-type="float" office:value="51.2" calcext:value-type="float">
            <text:p>51.2</text:p>
          </table:table-cell>
          <table:table-cell office:value-type="float" office:value="12151.9" calcext:value-type="float">
            <text:p>12151.9</text:p>
          </table:table-cell>
          <table:table-cell table:formula="of:=[.H68]/[.J68]" office:value-type="percentage" office:value="0.993248600269729" calcext:value-type="percentage">
            <text:p>99.3%</text:p>
          </table:table-cell>
          <table:table-cell office:value-type="float" office:value="12234.5" calcext:value-type="float">
            <text:p>12234.5</text:p>
          </table:table-cell>
          <table:table-cell table:formula="of:=(MIN([.J68:.J69])-MAX([.J68:.J69]))/MAX([.J68:.J69])" office:value-type="float" office:value="-0.000922765356285361" calcext:value-type="float">
            <text:p>0.00</text:p>
          </table:table-cell>
          <table:table-cell table:formula="of:=[.F68]+[.G68]" office:value-type="float" office:value="53.5" calcext:value-type="float">
            <text:p>53.5</text:p>
          </table:table-cell>
          <table:table-cell table:formula="of:=[.L68]/[.J68]" office:value-type="percentage" office:value="0.00437287997057501" calcext:value-type="percentage">
            <text:p>0.4%</text:p>
          </table:table-cell>
          <table:table-cell/>
          <table:table-cell office:value-type="float" office:value="13456.5" calcext:value-type="float">
            <text:p>13456.5</text:p>
          </table:table-cell>
          <table:table-cell table:formula="of:=[.J68]/[.O68]" office:value-type="float" office:value="0.909188867833389" calcext:value-type="float">
            <text:p>0.91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2.6" calcext:value-type="float">
            <text:p>12.6</text:p>
          </table:table-cell>
          <table:table-cell table:formula="of:=([.D69]/[.J69])" office:value-type="percentage" office:value="0.00102892420258374" calcext:value-type="percentage">
            <text:p>0.1%</text:p>
          </table:table-cell>
          <table:table-cell office:value-type="float" office:value="1.9" calcext:value-type="float">
            <text:p>1.9</text:p>
          </table:table-cell>
          <table:table-cell office:value-type="float" office:value="53.5" calcext:value-type="float">
            <text:p>53.5</text:p>
          </table:table-cell>
          <table:table-cell office:value-type="float" office:value="12160.8" calcext:value-type="float">
            <text:p>12160.8</text:p>
          </table:table-cell>
          <table:table-cell table:formula="of:=[.H69]/[.J69]" office:value-type="percentage" office:value="0.99305884466511" calcext:value-type="percentage">
            <text:p>99.3%</text:p>
          </table:table-cell>
          <table:table-cell office:value-type="float" office:value="12245.8" calcext:value-type="float">
            <text:p>12245.8</text:p>
          </table:table-cell>
          <table:table-cell/>
          <table:table-cell table:formula="of:=[.F69]+[.G69]" office:value-type="float" office:value="55.4" calcext:value-type="float">
            <text:p>55.4</text:p>
          </table:table-cell>
          <table:table-cell table:formula="of:=[.L69]/[.J69]" office:value-type="percentage" office:value="0.00452400006532852" calcext:value-type="percentage">
            <text:p>0.5%</text:p>
          </table:table-cell>
          <table:table-cell/>
          <table:table-cell office:value-type="float" office:value="13456.5" calcext:value-type="float">
            <text:p>13456.5</text:p>
          </table:table-cell>
          <table:table-cell table:formula="of:=[.J69]/[.O69]" office:value-type="float" office:value="0.910028610708579" calcext:value-type="float">
            <text:p>0.91</text:p>
          </table:table-cell>
        </table:table-row>
        <table:table-row table:style-name="ro1" table:number-rows-repeated="15"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30">
      <number:number number:decimal-places="20" number:min-decimal-places="20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09:10:46.261185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22T09:51:59.693506839</dc:date>
    <meta:editing-duration>PT2H52M2S</meta:editing-duration>
    <meta:editing-cycles>5</meta:editing-cycles>
    <meta:document-statistic meta:table-count="1" meta:cell-count="971" meta:object-count="0"/>
  </office:meta>
</office:document-meta>
</file>